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4380A6F98C402C884B6.png" manifest:media-type="image/png"/>
  <manifest:file-entry manifest:full-path="Pictures/10000000000005A00000043868200958E082C4CE.png" manifest:media-type="image/png"/>
  <manifest:file-entry manifest:full-path="Pictures/10000000000005A000000438E35C5E4B3A5E96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2" style:family="table">
      <style:table-properties style:width="6.2521in" table:align="left"/>
    </style:style>
    <style:style style:name="Таблица2.A" style:family="table-column">
      <style:table-column-properties style:column-width="1.3111in"/>
    </style:style>
    <style:style style:name="Таблица2.B" style:family="table-column">
      <style:table-column-properties style:column-width="1.5632in"/>
    </style:style>
    <style:style style:name="Таблица2.C" style:family="table-column">
      <style:table-column-properties style:column-width="1.5in"/>
    </style:style>
    <style:style style:name="Таблица2.D" style:family="table-column">
      <style:table-column-properties style:column-width="1.8778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3389in" style:rel-column-width="13107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611in" style:rel-column-width="10389*"/>
    </style:style>
    <style:style style:name="Table1.B" style:family="table-column">
      <style:table-column-properties style:column-width="5.6319in" style:rel-column-width="55146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111in" style:rel-column-width="7941*"/>
    </style:style>
    <style:style style:name="Table2.B" style:family="table-column">
      <style:table-column-properties style:column-width="5.8819in" style:rel-column-width="575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4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692d14" style:font-size-asian="18pt" style:font-size-complex="18pt"/>
    </style:style>
    <style:style style:name="P6" style:family="paragraph" style:parent-style-name="Text_20_body">
      <style:text-properties officeooo:rsid="00836f43" officeooo:paragraph-rsid="00836f43"/>
    </style:style>
    <style:style style:name="P7" style:family="paragraph" style:parent-style-name="Text_20_body">
      <style:paragraph-properties fo:text-align="center" style:justify-single-word="false"/>
      <style:text-properties officeooo:rsid="00836f43" officeooo:paragraph-rsid="00836f43"/>
    </style:style>
    <style:style style:name="P8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9a03ad" style:font-size-asian="22.75pt" style:font-weight-asian="bold" style:font-size-complex="26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language="ru" fo:country="RU" officeooo:rsid="00a4dbb8" officeooo:paragraph-rsid="00a91fdb"/>
    </style:style>
    <style:style style:name="P10" style:family="paragraph" style:parent-style-name="Standard">
      <style:text-properties fo:language="ru" fo:country="RU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17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06416e1" officeooo:paragraph-rsid="006416e1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00813ab" officeooo:paragraph-rsid="0007c5f3"/>
    </style:style>
    <style:style style:name="P20" style:family="paragraph" style:parent-style-name="Standard">
      <style:paragraph-properties fo:text-align="justify" style:justify-single-word="false"/>
      <style:text-properties fo:language="ru" fo:country="RU" officeooo:rsid="006a0b8f" officeooo:paragraph-rsid="006a0b8f"/>
    </style:style>
    <style:style style:name="P21" style:family="paragraph" style:parent-style-name="Standard">
      <style:paragraph-properties fo:text-align="justify" style:justify-single-word="false"/>
      <style:text-properties fo:language="ru" fo:country="RU" officeooo:rsid="006a0b8f" officeooo:paragraph-rsid="006d4b64"/>
    </style:style>
    <style:style style:name="P22" style:family="paragraph" style:parent-style-name="Standard">
      <style:paragraph-properties fo:text-align="justify" style:justify-single-word="false"/>
      <style:text-properties fo:language="ru" fo:country="RU" officeooo:rsid="006a354a" officeooo:paragraph-rsid="006a354a"/>
    </style:style>
    <style:style style:name="P23" style:family="paragraph" style:parent-style-name="Standard">
      <style:text-properties officeooo:rsid="00424001" officeooo:paragraph-rsid="00424001"/>
    </style:style>
    <style:style style:name="P24" style:family="paragraph" style:parent-style-name="Standard">
      <style:text-properties officeooo:rsid="00426eba" officeooo:paragraph-rsid="00426eba"/>
    </style:style>
    <style:style style:name="P25" style:family="paragraph" style:parent-style-name="Standard">
      <style:text-properties officeooo:rsid="004e5472" officeooo:paragraph-rsid="004e5472"/>
    </style:style>
    <style:style style:name="P26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27" style:family="paragraph" style:parent-style-name="Standard">
      <style:text-properties officeooo:paragraph-rsid="004e5472"/>
    </style:style>
    <style:style style:name="P28" style:family="paragraph" style:parent-style-name="Standard">
      <style:text-properties fo:font-style="normal" style:font-style-asian="normal" style:font-style-complex="normal"/>
    </style:style>
    <style:style style:name="P29" style:family="paragraph" style:parent-style-name="Standard">
      <style:text-properties officeooo:rsid="0053b13a" officeooo:paragraph-rsid="0053b13a"/>
    </style:style>
    <style:style style:name="P30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31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text-align="justify" style:justify-single-word="false"/>
      <style:text-properties officeooo:paragraph-rsid="004feed1"/>
    </style:style>
    <style:style style:name="P34" style:family="paragraph" style:parent-style-name="Standard">
      <style:paragraph-properties fo:text-align="justify" style:justify-single-word="false"/>
      <style:text-properties officeooo:paragraph-rsid="004e5472"/>
    </style:style>
    <style:style style:name="P35" style:family="paragraph" style:parent-style-name="Standard">
      <style:paragraph-properties fo:text-align="justify" style:justify-single-word="false"/>
      <style:text-properties officeooo:paragraph-rsid="0067fa2b"/>
    </style:style>
    <style:style style:name="P36" style:family="paragraph" style:parent-style-name="Standard">
      <style:paragraph-properties fo:text-align="justify" style:justify-single-word="false"/>
      <style:text-properties officeooo:paragraph-rsid="008aba06"/>
    </style:style>
    <style:style style:name="P37" style:family="paragraph" style:parent-style-name="Standard">
      <style:paragraph-properties fo:text-align="justify" style:justify-single-word="false"/>
      <style:text-properties officeooo:paragraph-rsid="008ecb46"/>
    </style:style>
    <style:style style:name="P38" style:family="paragraph" style:parent-style-name="Standard">
      <style:paragraph-properties fo:text-align="justify" style:justify-single-word="false"/>
      <style:text-properties officeooo:paragraph-rsid="008ff299"/>
    </style:style>
    <style:style style:name="P39" style:family="paragraph" style:parent-style-name="Standard">
      <style:paragraph-properties fo:text-align="justify" style:justify-single-word="false"/>
      <style:text-properties officeooo:paragraph-rsid="009ef20b"/>
    </style:style>
    <style:style style:name="P40" style:family="paragraph" style:parent-style-name="Standard">
      <style:paragraph-properties fo:text-align="justify" style:justify-single-word="false"/>
      <style:text-properties officeooo:paragraph-rsid="00a51443"/>
    </style:style>
    <style:style style:name="P41" style:family="paragraph" style:parent-style-name="Standard">
      <style:paragraph-properties fo:text-align="justify" style:justify-single-word="false"/>
      <style:text-properties officeooo:paragraph-rsid="00a91fdb"/>
    </style:style>
    <style:style style:name="P42" style:family="paragraph" style:parent-style-name="Standard">
      <style:paragraph-properties fo:text-align="justify" style:justify-single-word="false"/>
      <style:text-properties officeooo:paragraph-rsid="00a92312"/>
    </style:style>
    <style:style style:name="P43" style:family="paragraph" style:parent-style-name="Standard">
      <style:paragraph-properties fo:text-align="justify" style:justify-single-word="false"/>
      <style:text-properties officeooo:rsid="0047bed2" officeooo:paragraph-rsid="00514e76"/>
    </style:style>
    <style:style style:name="P44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45" style:family="paragraph" style:parent-style-name="Standard">
      <style:text-properties officeooo:rsid="0062cfd1" officeooo:paragraph-rsid="0062cfd1"/>
    </style:style>
    <style:style style:name="P46" style:family="paragraph" style:parent-style-name="Standard">
      <style:paragraph-properties fo:text-align="justify" style:justify-single-word="false"/>
      <style:text-properties officeooo:rsid="0081a37c" officeooo:paragraph-rsid="0081a37c"/>
    </style:style>
    <style:style style:name="P47" style:family="paragraph" style:parent-style-name="Standard">
      <style:text-properties officeooo:rsid="00836f43" officeooo:paragraph-rsid="00836f43"/>
    </style:style>
    <style:style style:name="P48" style:family="paragraph" style:parent-style-name="Standard">
      <style:paragraph-properties fo:text-align="justify" style:justify-single-word="false"/>
      <style:text-properties officeooo:rsid="00836f43" officeooo:paragraph-rsid="00836f43"/>
    </style:style>
    <style:style style:name="P49" style:family="paragraph" style:parent-style-name="Standard">
      <style:paragraph-properties fo:text-align="justify" style:justify-single-word="false"/>
      <style:text-properties officeooo:rsid="008377d8" officeooo:paragraph-rsid="008377d8"/>
    </style:style>
    <style:style style:name="P50" style:family="paragraph" style:parent-style-name="Standard">
      <style:paragraph-properties fo:text-align="justify" style:justify-single-word="false"/>
      <style:text-properties officeooo:rsid="0087385d" officeooo:paragraph-rsid="0087385d"/>
    </style:style>
    <style:style style:name="P51" style:family="paragraph" style:parent-style-name="Standard">
      <style:paragraph-properties fo:text-align="justify" style:justify-single-word="false"/>
      <style:text-properties officeooo:rsid="0087385d" officeooo:paragraph-rsid="008e6a0d"/>
    </style:style>
    <style:style style:name="P52" style:family="paragraph" style:parent-style-name="Standard">
      <style:paragraph-properties fo:text-align="justify" style:justify-single-word="false"/>
      <style:text-properties officeooo:rsid="0088ecfd" officeooo:paragraph-rsid="0088ecfd"/>
    </style:style>
    <style:style style:name="P53" style:family="paragraph" style:parent-style-name="Standard">
      <style:paragraph-properties fo:text-align="justify" style:justify-single-word="false"/>
      <style:text-properties officeooo:rsid="008a7a4e" officeooo:paragraph-rsid="008a7a4e"/>
    </style:style>
    <style:style style:name="P54" style:family="paragraph" style:parent-style-name="Standard">
      <style:paragraph-properties fo:text-align="justify" style:justify-single-word="false"/>
      <style:text-properties officeooo:rsid="008a7a4e" officeooo:paragraph-rsid="008aba06"/>
    </style:style>
    <style:style style:name="P55" style:family="paragraph" style:parent-style-name="Standard">
      <style:paragraph-properties fo:text-align="justify" style:justify-single-word="false"/>
      <style:text-properties officeooo:rsid="008a7a4e" officeooo:paragraph-rsid="008c6d06"/>
    </style:style>
    <style:style style:name="P56" style:family="paragraph" style:parent-style-name="Standard">
      <style:paragraph-properties fo:text-align="justify" style:justify-single-word="false"/>
      <style:text-properties officeooo:rsid="008a7a4e" officeooo:paragraph-rsid="008ecb46"/>
    </style:style>
    <style:style style:name="P57" style:family="paragraph" style:parent-style-name="Standard">
      <style:paragraph-properties fo:text-align="justify" style:justify-single-word="false"/>
      <style:text-properties officeooo:rsid="008aba06" officeooo:paragraph-rsid="008aba06"/>
    </style:style>
    <style:style style:name="P58" style:family="paragraph" style:parent-style-name="Standard">
      <style:paragraph-properties fo:text-align="justify" style:justify-single-word="false"/>
      <style:text-properties officeooo:rsid="008aba06" officeooo:paragraph-rsid="008ecb46"/>
    </style:style>
    <style:style style:name="P59" style:family="paragraph" style:parent-style-name="Standard">
      <style:paragraph-properties fo:text-align="justify" style:justify-single-word="false"/>
      <style:text-properties officeooo:rsid="008c6d06" officeooo:paragraph-rsid="008c6d06"/>
    </style:style>
    <style:style style:name="P60" style:family="paragraph" style:parent-style-name="Standard">
      <style:paragraph-properties fo:text-align="justify" style:justify-single-word="false"/>
      <style:text-properties officeooo:rsid="008c6d06" officeooo:paragraph-rsid="008ecb46"/>
    </style:style>
    <style:style style:name="P61" style:family="paragraph" style:parent-style-name="Standard">
      <style:paragraph-properties fo:text-align="justify" style:justify-single-word="false"/>
      <style:text-properties officeooo:rsid="008e6a0d" officeooo:paragraph-rsid="008e6a0d"/>
    </style:style>
    <style:style style:name="P62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4613a" officeooo:paragraph-rsid="008ecb46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5d9d" officeooo:paragraph-rsid="008ecb46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ab986" officeooo:paragraph-rsid="008ecb46" style:font-size-asian="11.3500003814697pt" style:font-weight-asian="normal" style:font-size-complex="13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9028" officeooo:paragraph-rsid="008ecb46" style:font-size-asian="11.3500003814697pt" style:font-weight-asian="normal" style:font-size-complex="13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3pt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3pt" fo:font-weight="normal" officeooo:rsid="003d4fcc" officeooo:paragraph-rsid="008ecb46" style:font-size-asian="11.3500003814697pt" style:font-weight-asian="normal" style:font-size-complex="13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ff299" style:font-size-asian="11.3500003814697pt" style:font-weight-asian="normal" style:font-size-complex="13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3pt" fo:font-weight="normal" officeooo:rsid="00205583" officeooo:paragraph-rsid="008ecb46" style:font-size-asian="13pt" style:font-weight-asian="normal" style:font-size-complex="13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3pt" officeooo:rsid="003d4fcc" officeooo:paragraph-rsid="008ecb46" style:font-size-asian="13pt" style:font-size-complex="13pt"/>
    </style:style>
    <style:style style:name="P74" style:family="paragraph" style:parent-style-name="Standard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75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4613a" officeooo:paragraph-rsid="008ecb46" style:font-size-asian="13pt" style:font-weight-asian="bold" style:font-size-complex="13pt" style:font-weight-complex="bold"/>
    </style:style>
    <style:style style:name="P76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75d9d" officeooo:paragraph-rsid="008ecb46" style:font-size-asian="13pt" style:font-weight-asian="bold" style:font-size-complex="13pt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size="14pt" fo:font-weight="bold" officeooo:rsid="003d4fcc" officeooo:paragraph-rsid="008ecb46" style:font-size-asian="14pt" style:font-weight-asian="bold" style:font-size-complex="14pt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font-name="DejaVu Sans Mono" fo:font-size="10pt" fo:font-weight="normal" officeooo:rsid="003f446c" officeooo:paragraph-rsid="008ecb46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text-align="justify" style:justify-single-word="false"/>
      <style:text-properties officeooo:rsid="008ff299" officeooo:paragraph-rsid="008ff299"/>
    </style:style>
    <style:style style:name="P80" style:family="paragraph" style:parent-style-name="Standard">
      <style:paragraph-properties fo:text-align="justify" style:justify-single-word="false"/>
      <style:text-properties officeooo:rsid="0091d599" officeooo:paragraph-rsid="0091d599"/>
    </style:style>
    <style:style style:name="P81" style:family="paragraph" style:parent-style-name="Standard">
      <style:text-properties officeooo:paragraph-rsid="0091d599"/>
    </style:style>
    <style:style style:name="P82" style:family="paragraph" style:parent-style-name="Standard">
      <style:text-properties officeooo:rsid="00938d56" officeooo:paragraph-rsid="00938d56"/>
    </style:style>
    <style:style style:name="P83" style:family="paragraph" style:parent-style-name="Standard">
      <style:paragraph-properties fo:line-height="100%"/>
      <style:text-properties officeooo:rsid="00938d56" officeooo:paragraph-rsid="00954cd8"/>
    </style:style>
    <style:style style:name="P84" style:family="paragraph" style:parent-style-name="Standard">
      <style:text-properties officeooo:paragraph-rsid="00954cd8"/>
    </style:style>
    <style:style style:name="P85" style:family="paragraph" style:parent-style-name="Standard">
      <style:paragraph-properties fo:text-align="justify" style:justify-single-word="false"/>
      <style:text-properties style:font-name="Liberation Serif1" officeooo:rsid="008aba06" officeooo:paragraph-rsid="008aba06"/>
    </style:style>
    <style:style style:name="P86" style:family="paragraph" style:parent-style-name="Standard">
      <style:paragraph-properties fo:text-align="justify" style:justify-single-word="false"/>
      <style:text-properties officeooo:rsid="00492afc" officeooo:paragraph-rsid="008ff299"/>
    </style:style>
    <style:style style:name="P87" style:family="paragraph" style:parent-style-name="Standard">
      <style:paragraph-properties fo:text-align="justify" style:justify-single-word="false"/>
      <style:text-properties fo:font-size="12pt" officeooo:rsid="00a295d4" officeooo:paragraph-rsid="00a295d4" style:font-size-asian="12pt" style:font-size-complex="12pt"/>
    </style:style>
    <style:style style:name="P88" style:family="paragraph" style:parent-style-name="Standard">
      <style:paragraph-properties fo:text-align="justify" style:justify-single-word="false"/>
      <style:text-properties fo:font-size="12pt" officeooo:rsid="001135de" officeooo:paragraph-rsid="00a92312" style:font-size-asian="12pt" style:font-size-complex="12pt"/>
    </style:style>
    <style:style style:name="P89" style:family="paragraph" style:parent-style-name="Standard">
      <style:paragraph-properties fo:text-align="justify" style:justify-single-word="false"/>
      <style:text-properties fo:color="#003d73" style:font-name="DejaVu Sans Mono" fo:font-size="10pt" officeooo:rsid="00a295d4" officeooo:paragraph-rsid="00a295d4" style:font-size-asian="10pt" style:font-size-complex="10pt"/>
    </style:style>
    <style:style style:name="P90" style:family="paragraph" style:parent-style-name="Standard">
      <style:text-properties officeooo:paragraph-rsid="00a4dbb8"/>
    </style:style>
    <style:style style:name="P91" style:family="paragraph" style:parent-style-name="Standard">
      <style:paragraph-properties fo:text-align="justify" style:justify-single-word="false"/>
      <style:text-properties officeooo:rsid="00a51443" officeooo:paragraph-rsid="00a51443"/>
    </style:style>
    <style:style style:name="P92" style:family="paragraph" style:parent-style-name="Standard">
      <style:text-properties officeooo:paragraph-rsid="00a51443"/>
    </style:style>
    <style:style style:name="P93" style:family="paragraph" style:parent-style-name="Standard">
      <style:paragraph-properties fo:text-align="justify" style:justify-single-word="false"/>
      <style:text-properties officeooo:rsid="00a7b304" officeooo:paragraph-rsid="00a7b304"/>
    </style:style>
    <style:style style:name="P94" style:family="paragraph" style:parent-style-name="Standard">
      <style:paragraph-properties fo:text-align="justify" style:justify-single-word="false"/>
      <style:text-properties officeooo:rsid="00a7b3f3" officeooo:paragraph-rsid="00a7b3f3"/>
    </style:style>
    <style:style style:name="P95" style:family="paragraph" style:parent-style-name="Standard">
      <style:paragraph-properties fo:text-align="justify" style:justify-single-word="false"/>
      <style:text-properties officeooo:rsid="00a7b3f3" officeooo:paragraph-rsid="00a91fdb"/>
    </style:style>
    <style:style style:name="P96" style:family="paragraph" style:parent-style-name="Standard">
      <style:text-properties officeooo:paragraph-rsid="00a91fdb"/>
    </style:style>
    <style:style style:name="P97" style:family="paragraph" style:parent-style-name="Standard">
      <style:paragraph-properties fo:text-align="justify" style:justify-single-word="false"/>
      <style:text-properties officeooo:rsid="00a92312" officeooo:paragraph-rsid="00a92312"/>
    </style:style>
    <style:style style:name="P98" style:family="paragraph" style:parent-style-name="Standard">
      <style:paragraph-properties fo:text-align="justify" style:justify-single-word="false"/>
      <style:text-properties officeooo:rsid="00aa990f" officeooo:paragraph-rsid="00aa990f"/>
    </style:style>
    <style:style style:name="P99" style:family="paragraph" style:parent-style-name="Subtitle">
      <style:text-properties officeooo:rsid="0051b845" officeooo:paragraph-rsid="0051b845"/>
    </style:style>
    <style:style style:name="P100" style:family="paragraph" style:parent-style-name="Preformatted_20_Text">
      <style:text-properties fo:color="#21409a" fo:language="ru" fo:country="RU" officeooo:paragraph-rsid="004e5472"/>
    </style:style>
    <style:style style:name="P101" style:family="paragraph" style:parent-style-name="Preformatted_20_Text">
      <style:text-properties officeooo:rsid="00836f43" officeooo:paragraph-rsid="00836f43"/>
    </style:style>
    <style:style style:name="P102" style:family="paragraph" style:parent-style-name="Preformatted_20_Text">
      <style:text-properties fo:color="#003d73"/>
    </style:style>
    <style:style style:name="P103" style:family="paragraph" style:parent-style-name="Preformatted_20_Text">
      <style:text-properties officeooo:paragraph-rsid="00a92312"/>
    </style:style>
    <style:style style:name="P104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105" style:family="paragraph" style:parent-style-name="Table_20_Contents">
      <style:text-properties officeooo:rsid="0051b845" officeooo:paragraph-rsid="0051b845"/>
    </style:style>
    <style:style style:name="P106" style:family="paragraph" style:parent-style-name="Table_20_Contents">
      <style:paragraph-properties fo:text-align="center" style:justify-single-word="false"/>
      <style:text-properties officeooo:rsid="0051b845"/>
    </style:style>
    <style:style style:name="P107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108" style:family="paragraph" style:parent-style-name="Table_20_Contents">
      <style:paragraph-properties fo:text-align="center" style:justify-single-word="false"/>
    </style:style>
    <style:style style:name="P109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110" style:family="paragraph" style:parent-style-name="Table_20_Contents">
      <style:text-properties officeooo:rsid="0053b13a" officeooo:paragraph-rsid="0053b13a"/>
    </style:style>
    <style:style style:name="P111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112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113" style:family="paragraph" style:parent-style-name="Table_20_Contents">
      <style:paragraph-properties fo:text-align="justify" style:justify-single-word="false"/>
      <style:text-properties fo:font-size="13pt" officeooo:rsid="003a5553" officeooo:paragraph-rsid="008ecb46" style:font-size-asian="11.3500003814697pt" style:font-size-complex="13pt"/>
    </style:style>
    <style:style style:name="P114" style:family="paragraph" style:parent-style-name="Table_20_Contents">
      <style:paragraph-properties fo:text-align="justify" style:justify-single-word="false"/>
      <style:text-properties fo:font-size="13pt" officeooo:rsid="003af300" officeooo:paragraph-rsid="008ecb46" style:font-size-asian="11.3500003814697pt" style:font-size-complex="13pt"/>
    </style:style>
    <style:style style:name="P115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116" style:family="paragraph" style:parent-style-name="Standard">
      <style:paragraph-properties fo:margin-top="0in" fo:margin-bottom="0.0598in" loext:contextual-spacing="false"/>
      <style:text-properties fo:language="ru" fo:country="RU" officeooo:rsid="000615bb" officeooo:paragraph-rsid="000615bb"/>
    </style:style>
    <style:style style:name="P117" style:family="paragraph" style:parent-style-name="Standard">
      <style:paragraph-properties fo:margin-top="0.0402in" fo:margin-bottom="0in" loext:contextual-spacing="false" fo:text-align="justify" style:justify-single-word="false"/>
    </style:style>
    <style:style style:name="P118" style:family="paragraph" style:parent-style-name="Standard">
      <style:paragraph-properties fo:margin-top="0.0402in" fo:margin-bottom="0in" loext:contextual-spacing="false" fo:text-align="justify" style:justify-single-word="false"/>
      <style:text-properties officeooo:rsid="0063755b" officeooo:paragraph-rsid="0063755b"/>
    </style:style>
    <style:style style:name="P119" style:family="paragraph" style:parent-style-name="Standard">
      <style:paragraph-properties fo:margin-top="0.0402in" fo:margin-bottom="0in" loext:contextual-spacing="false" fo:text-align="justify" style:justify-single-word="false"/>
      <style:text-properties officeooo:rsid="0045d828" officeooo:paragraph-rsid="0045d828"/>
    </style:style>
    <style:style style:name="P120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121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Liberation Serif" fo:language="ru" fo:country="RU" officeooo:rsid="00a91fdb" officeooo:paragraph-rsid="00a91fdb"/>
    </style:style>
    <style:style style:name="P122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Liberation Serif" fo:language="ru" fo:country="RU" officeooo:rsid="00a4dbb8" officeooo:paragraph-rsid="00a91fdb"/>
    </style:style>
    <style:style style:name="P123" style:family="paragraph" style:parent-style-name="Contents_20_Heading">
      <style:paragraph-properties fo:break-before="page"/>
    </style:style>
    <style:style style:name="P1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27" style:family="paragraph" style:parent-style-name="Standard" style:list-style-name="List_20_1"/>
    <style:style style:name="P128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6a354a"/>
    </style:style>
    <style:style style:name="P129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130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131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132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133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134" style:family="paragraph" style:parent-style-name="Standard" style:list-style-name="List_20_1">
      <style:paragraph-properties fo:text-align="justify" style:justify-single-word="false"/>
      <style:text-properties fo:language="ru" fo:country="RU" officeooo:rsid="00717762" officeooo:paragraph-rsid="00717762"/>
    </style:style>
    <style:style style:name="P135" style:family="paragraph" style:parent-style-name="Standard" style:list-style-name="List_20_1">
      <style:text-properties officeooo:rsid="00a4dbb8" officeooo:paragraph-rsid="00a4dbb8"/>
    </style:style>
    <style:style style:name="P136" style:family="paragraph" style:parent-style-name="Standard" style:list-style-name="List_20_1">
      <style:text-properties officeooo:rsid="0062cfd1" officeooo:paragraph-rsid="0062cfd1"/>
    </style:style>
    <style:style style:name="P137" style:family="paragraph" style:parent-style-name="Standard" style:list-style-name="List_20_1">
      <style:paragraph-properties fo:text-align="justify" style:justify-single-word="false"/>
      <style:text-properties officeooo:rsid="00a7b3f3" officeooo:paragraph-rsid="00a7b3f3"/>
    </style:style>
    <style:style style:name="P138" style:family="paragraph" style:parent-style-name="Standard" style:list-style-name="List_20_1">
      <style:paragraph-properties fo:text-align="justify" style:justify-single-word="false"/>
      <style:text-properties officeooo:rsid="0087385d" officeooo:paragraph-rsid="0087385d"/>
    </style:style>
    <style:style style:name="P139" style:family="paragraph" style:parent-style-name="Standard" style:list-style-name="List_20_1">
      <style:text-properties officeooo:rsid="0053b13a" officeooo:paragraph-rsid="0053b13a"/>
    </style:style>
    <style:style style:name="P140" style:family="paragraph" style:parent-style-name="Standard" style:list-style-name="List_20_1">
      <style:text-properties officeooo:rsid="00556d1e" officeooo:paragraph-rsid="00556d1e"/>
    </style:style>
    <style:style style:name="P141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142" style:family="paragraph" style:parent-style-name="Standard" style:list-style-name="List_20_1">
      <style:text-properties officeooo:rsid="00497971" officeooo:paragraph-rsid="00497971"/>
    </style:style>
    <style:style style:name="P143" style:family="paragraph" style:parent-style-name="Standard" style:list-style-name="List_20_1">
      <style:text-properties officeooo:rsid="004b6ae8" officeooo:paragraph-rsid="004b6ae8"/>
    </style:style>
    <style:style style:name="P144" style:family="paragraph" style:parent-style-name="Standard" style:list-style-name="List_20_1">
      <style:text-properties officeooo:rsid="004d56d9" officeooo:paragraph-rsid="004d56d9"/>
    </style:style>
    <style:style style:name="P145" style:family="paragraph" style:parent-style-name="Standard" style:list-style-name="List_20_1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146" style:family="paragraph" style:parent-style-name="Standard">
      <style:paragraph-properties fo:text-align="justify" style:justify-single-word="false"/>
    </style:style>
    <style:style style:name="P147" style:family="paragraph" style:parent-style-name="Text_20_body" style:list-style-name="List_20_1">
      <style:text-properties officeooo:paragraph-rsid="000d1037"/>
    </style:style>
    <style:style style:name="P148" style:family="paragraph" style:parent-style-name="Text_20_body" style:list-style-name="List_20_1">
      <style:text-properties officeooo:paragraph-rsid="004e5472"/>
    </style:style>
    <style:style style:name="P149" style:family="paragraph" style:parent-style-name="Text_20_body" style:list-style-name="List_20_1">
      <style:text-properties fo:language="ru" fo:country="RU" officeooo:rsid="003d2988" officeooo:paragraph-rsid="003d2988"/>
    </style:style>
    <style:style style:name="P150" style:family="paragraph" style:parent-style-name="Text_20_body" style:list-style-name="List_20_1">
      <style:text-properties fo:language="ru" fo:country="RU" officeooo:rsid="003d2988" officeooo:paragraph-rsid="00748a81"/>
    </style:style>
    <style:style style:name="P151" style:family="paragraph" style:parent-style-name="Text_20_body" style:list-style-name="Numbering_20_123">
      <style:text-properties fo:language="ru" fo:country="RU" officeooo:rsid="003d2988" officeooo:paragraph-rsid="00a91fdb"/>
    </style:style>
    <style:style style:name="P152" style:family="paragraph" style:parent-style-name="Text_20_body" style:list-style-name="List_20_1">
      <style:text-properties fo:language="ru" fo:country="RU" officeooo:rsid="002f0eed" officeooo:paragraph-rsid="003030b8"/>
    </style:style>
    <style:style style:name="P153" style:family="paragraph" style:parent-style-name="Text_20_body" style:list-style-name="List_20_1">
      <style:text-properties fo:language="ru" fo:country="RU" officeooo:rsid="0030058e" officeooo:paragraph-rsid="003030b8"/>
    </style:style>
    <style:style style:name="P154" style:family="paragraph" style:parent-style-name="Text_20_body" style:list-style-name="List_20_1">
      <style:text-properties fo:language="ru" fo:country="RU" officeooo:rsid="000d1037" officeooo:paragraph-rsid="000d1037"/>
    </style:style>
    <style:style style:name="P155" style:family="paragraph" style:parent-style-name="Text_20_body" style:list-style-name="List_20_1">
      <style:text-properties fo:language="ru" fo:country="RU" officeooo:rsid="000e5df5" officeooo:paragraph-rsid="000e5df5"/>
    </style:style>
    <style:style style:name="P156" style:family="paragraph" style:parent-style-name="Text_20_body" style:list-style-name="List_20_1">
      <style:text-properties fo:language="ru" fo:country="RU" officeooo:rsid="000e5df5" officeooo:paragraph-rsid="000e7e49"/>
    </style:style>
    <style:style style:name="P157" style:family="paragraph" style:parent-style-name="Text_20_body" style:list-style-name="List_20_1">
      <style:text-properties fo:language="ru" fo:country="RU" officeooo:rsid="000e5df5" officeooo:paragraph-rsid="00a61ce5"/>
    </style:style>
    <style:style style:name="P158" style:family="paragraph" style:parent-style-name="Text_20_body" style:list-style-name="List_20_1">
      <style:text-properties fo:language="ru" fo:country="RU" officeooo:rsid="005de892" officeooo:paragraph-rsid="005de892"/>
    </style:style>
    <style:style style:name="P159" style:family="paragraph" style:parent-style-name="Text_20_body" style:list-style-name="List_20_1">
      <style:text-properties fo:language="ru" fo:country="RU" officeooo:rsid="00a61ce5" officeooo:paragraph-rsid="000e7e49"/>
    </style:style>
    <style:style style:name="P160" style:family="paragraph" style:parent-style-name="Text_20_body" style:list-style-name="List_20_1">
      <style:text-properties fo:language="ru" fo:country="RU" officeooo:rsid="0010e71f" officeooo:paragraph-rsid="0010e71f"/>
    </style:style>
    <style:style style:name="P161" style:family="paragraph" style:parent-style-name="Text_20_body" style:list-style-name="List_20_1">
      <style:text-properties fo:language="ru" fo:country="RU" officeooo:rsid="001cc07a" officeooo:paragraph-rsid="004e5472"/>
    </style:style>
    <style:style style:name="P162" style:family="paragraph" style:parent-style-name="Text_20_body" style:list-style-name="List_20_1">
      <style:text-properties fo:language="ru" fo:country="RU" officeooo:rsid="0066205d" officeooo:paragraph-rsid="0066205d"/>
    </style:style>
    <style:style style:name="P163" style:family="paragraph" style:parent-style-name="Text_20_body" style:list-style-name="List_20_1">
      <style:text-properties style:font-name="Liberation Serif" fo:language="ru" fo:country="RU" officeooo:rsid="003e1e6c" officeooo:paragraph-rsid="009d084b"/>
    </style:style>
    <style:style style:name="P164" style:family="paragraph" style:parent-style-name="Text_20_body" style:list-style-name="List_20_1">
      <style:text-properties style:font-name="Liberation Serif" fo:language="ru" fo:country="RU" officeooo:rsid="005c2d08" officeooo:paragraph-rsid="005c2d08"/>
    </style:style>
    <style:style style:name="P165" style:family="paragraph" style:parent-style-name="Text_20_body" style:list-style-name="List_20_1">
      <style:text-properties style:font-name="Liberation Serif" fo:language="ru" fo:country="RU" officeooo:rsid="0073557e" officeooo:paragraph-rsid="0073557e"/>
    </style:style>
    <style:style style:name="P166" style:family="paragraph" style:parent-style-name="Text_20_body" style:list-style-name="List_20_1">
      <style:text-properties officeooo:rsid="007c3af4" officeooo:paragraph-rsid="007c3af4"/>
    </style:style>
    <style:style style:name="P167" style:family="paragraph" style:parent-style-name="Text_20_body" style:list-style-name="List_20_1">
      <style:text-properties officeooo:rsid="007caa41" officeooo:paragraph-rsid="007caa41"/>
    </style:style>
    <style:style style:name="P168" style:family="paragraph" style:parent-style-name="Text_20_body" style:list-style-name="List_20_1">
      <style:text-properties officeooo:rsid="00411fa3" officeooo:paragraph-rsid="00411fa3"/>
    </style:style>
    <style:style style:name="P169" style:family="paragraph" style:parent-style-name="Heading_20_1" style:list-style-name=""/>
    <style:style style:name="P170" style:family="paragraph" style:parent-style-name="Heading_20_1">
      <style:text-properties officeooo:paragraph-rsid="008ecb46"/>
    </style:style>
    <style:style style:name="P171" style:family="paragraph" style:parent-style-name="Heading_20_1">
      <style:text-properties officeooo:rsid="00a295d4" officeooo:paragraph-rsid="00a295d4"/>
    </style:style>
    <style:style style:name="P172" style:family="paragraph" style:parent-style-name="Heading_20_1">
      <style:paragraph-properties fo:break-before="page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e7664" style:font-style-asian="normal" style:font-style-complex="normal"/>
    </style:style>
    <style:style style:name="T11" style:family="text">
      <style:text-properties fo:font-style="normal" officeooo:rsid="001f5560" style:font-style-asian="normal" style:font-style-complex="normal"/>
    </style:style>
    <style:style style:name="T12" style:family="text">
      <style:text-properties fo:language="ru" fo:country="RU" officeooo:rsid="001cc07a"/>
    </style:style>
    <style:style style:name="T13" style:family="text">
      <style:text-properties fo:language="ru" fo:country="RU" officeooo:rsid="003ecf6d"/>
    </style:style>
    <style:style style:name="T14" style:family="text">
      <style:text-properties fo:language="ru" fo:country="RU" officeooo:rsid="0066205d"/>
    </style:style>
    <style:style style:name="T15" style:family="text">
      <style:text-properties fo:language="ru" fo:country="RU" officeooo:rsid="000d1037"/>
    </style:style>
    <style:style style:name="T16" style:family="text">
      <style:text-properties fo:language="ru" fo:country="RU" officeooo:rsid="00761af0"/>
    </style:style>
    <style:style style:name="T17" style:family="text">
      <style:text-properties fo:language="ru" fo:country="RU" officeooo:rsid="00a61ce5"/>
    </style:style>
    <style:style style:name="T18" style:family="text">
      <style:text-properties officeooo:rsid="0022c6f3"/>
    </style:style>
    <style:style style:name="T19" style:family="text">
      <style:text-properties officeooo:rsid="0023361c"/>
    </style:style>
    <style:style style:name="T20" style:family="text">
      <style:text-properties officeooo:rsid="002357ff"/>
    </style:style>
    <style:style style:name="T21" style:family="text">
      <style:text-properties officeooo:rsid="002732b9"/>
    </style:style>
    <style:style style:name="T22" style:family="text">
      <style:text-properties officeooo:rsid="003824fe"/>
    </style:style>
    <style:style style:name="T23" style:family="text">
      <style:text-properties officeooo:rsid="003cfdd4"/>
    </style:style>
    <style:style style:name="T24" style:family="text">
      <style:text-properties style:font-name="Liberation Serif1"/>
    </style:style>
    <style:style style:name="T25" style:family="text">
      <style:text-properties style:font-name="Liberation Serif1" officeooo:rsid="0059d009"/>
    </style:style>
    <style:style style:name="T26" style:family="text">
      <style:text-properties style:font-name="Liberation Serif1" officeooo:rsid="002f0eed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officeooo:rsid="003e1e6c"/>
    </style:style>
    <style:style style:name="T29" style:family="text">
      <style:text-properties style:font-name="Liberation Serif" officeooo:rsid="003fa042"/>
    </style:style>
    <style:style style:name="T30" style:family="text">
      <style:text-properties style:font-name="Liberation Serif" officeooo:rsid="00748a81"/>
    </style:style>
    <style:style style:name="T31" style:family="text">
      <style:text-properties style:font-name="Liberation Serif" officeooo:rsid="00938d56"/>
    </style:style>
    <style:style style:name="T32" style:family="text">
      <style:text-properties style:font-name="Liberation Serif" officeooo:rsid="00a4dbb8"/>
    </style:style>
    <style:style style:name="T33" style:family="text">
      <style:text-properties style:font-name="Liberation Serif" officeooo:rsid="00a51443"/>
    </style:style>
    <style:style style:name="T34" style:family="text">
      <style:text-properties style:font-name="Liberation Serif" fo:font-weight="bold" officeooo:rsid="00a4dbb8" style:font-weight-asian="bold" style:font-weight-complex="bold"/>
    </style:style>
    <style:style style:name="T35" style:family="text">
      <style:text-properties style:font-name="Liberation Serif" fo:font-weight="bold" officeooo:rsid="00a51443" style:font-weight-asian="bold" style:font-weight-complex="bold"/>
    </style:style>
    <style:style style:name="T36" style:family="text">
      <style:text-properties officeooo:rsid="003e1e6c"/>
    </style:style>
    <style:style style:name="T37" style:family="text">
      <style:text-properties officeooo:rsid="003e6a5e"/>
    </style:style>
    <style:style style:name="T38" style:family="text">
      <style:text-properties officeooo:rsid="003fa042"/>
    </style:style>
    <style:style style:name="T39" style:family="text">
      <style:text-properties officeooo:rsid="00411fa3"/>
    </style:style>
    <style:style style:name="T40" style:family="text">
      <style:text-properties officeooo:rsid="0047bed2"/>
    </style:style>
    <style:style style:name="T41" style:family="text">
      <style:text-properties officeooo:rsid="004b6ae8"/>
    </style:style>
    <style:style style:name="T42" style:family="text">
      <style:text-properties officeooo:rsid="004d56d9"/>
    </style:style>
    <style:style style:name="T43" style:family="text">
      <style:text-properties officeooo:rsid="004feed1"/>
    </style:style>
    <style:style style:name="T44" style:family="text">
      <style:text-properties officeooo:rsid="0051b845"/>
    </style:style>
    <style:style style:name="T45" style:family="text">
      <style:text-properties officeooo:rsid="0053b13a"/>
    </style:style>
    <style:style style:name="T46" style:family="text">
      <style:text-properties officeooo:rsid="00556d1e"/>
    </style:style>
    <style:style style:name="T47" style:family="text">
      <style:text-properties officeooo:rsid="0059af74"/>
    </style:style>
    <style:style style:name="T48" style:family="text">
      <style:text-properties officeooo:rsid="0059d009"/>
    </style:style>
    <style:style style:name="T49" style:family="text">
      <style:text-properties officeooo:rsid="005badca"/>
    </style:style>
    <style:style style:name="T50" style:family="text">
      <style:text-properties officeooo:rsid="005c2d08"/>
    </style:style>
    <style:style style:name="T51" style:family="text">
      <style:text-properties officeooo:rsid="005e5b14"/>
    </style:style>
    <style:style style:name="T52" style:family="text">
      <style:text-properties officeooo:rsid="00600b01"/>
    </style:style>
    <style:style style:name="T53" style:family="text">
      <style:text-properties officeooo:rsid="0062cfd1"/>
    </style:style>
    <style:style style:name="T54" style:family="text">
      <style:text-properties officeooo:rsid="0063755b"/>
    </style:style>
    <style:style style:name="T55" style:family="text">
      <style:text-properties officeooo:rsid="006416e1"/>
    </style:style>
    <style:style style:name="T56" style:family="text">
      <style:text-properties officeooo:rsid="0065af96"/>
    </style:style>
    <style:style style:name="T57" style:family="text">
      <style:text-properties officeooo:rsid="0067fa2b"/>
    </style:style>
    <style:style style:name="T58" style:family="text">
      <style:text-properties officeooo:rsid="00692d14"/>
    </style:style>
    <style:style style:name="T59" style:family="text">
      <style:text-properties officeooo:rsid="006a354a"/>
    </style:style>
    <style:style style:name="T60" style:family="text">
      <style:text-properties officeooo:rsid="006b8877"/>
    </style:style>
    <style:style style:name="T61" style:family="text">
      <style:text-properties officeooo:rsid="006d4b64"/>
    </style:style>
    <style:style style:name="T62" style:family="text">
      <style:text-properties officeooo:rsid="00748a81"/>
    </style:style>
    <style:style style:name="T63" style:family="text">
      <style:text-properties officeooo:rsid="00761af0"/>
    </style:style>
    <style:style style:name="T64" style:family="text">
      <style:text-properties officeooo:rsid="00776c1d"/>
    </style:style>
    <style:style style:name="T65" style:family="text">
      <style:text-properties officeooo:rsid="007bb187"/>
    </style:style>
    <style:style style:name="T66" style:family="text">
      <style:text-properties officeooo:rsid="007c3af4"/>
    </style:style>
    <style:style style:name="T67" style:family="text">
      <style:text-properties officeooo:rsid="007caa41"/>
    </style:style>
    <style:style style:name="T68" style:family="text">
      <style:text-properties officeooo:rsid="007dd240"/>
    </style:style>
    <style:style style:name="T69" style:family="text">
      <style:text-properties officeooo:rsid="008114ed"/>
    </style:style>
    <style:style style:name="T70" style:family="text">
      <style:text-properties officeooo:rsid="00813538"/>
    </style:style>
    <style:style style:name="T71" style:family="text">
      <style:text-properties officeooo:rsid="00814f47"/>
    </style:style>
    <style:style style:name="T72" style:family="text">
      <style:text-properties officeooo:rsid="00818d79"/>
    </style:style>
    <style:style style:name="T73" style:family="text">
      <style:text-properties officeooo:rsid="00836f43"/>
    </style:style>
    <style:style style:name="T74" style:family="text">
      <style:text-properties officeooo:rsid="0087385d"/>
    </style:style>
    <style:style style:name="T75" style:family="text">
      <style:text-properties officeooo:rsid="008a7a4e"/>
    </style:style>
    <style:style style:name="T76" style:family="text">
      <style:text-properties officeooo:rsid="008aba06"/>
    </style:style>
    <style:style style:name="T77" style:family="text">
      <style:text-properties officeooo:rsid="008c6d06"/>
    </style:style>
    <style:style style:name="T78" style:family="text">
      <style:text-properties officeooo:rsid="008e6a0d"/>
    </style:style>
    <style:style style:name="T79" style:family="text">
      <style:text-properties officeooo:rsid="008ecb46"/>
    </style:style>
    <style:style style:name="T80" style:family="text">
      <style:text-properties officeooo:rsid="0008658c"/>
    </style:style>
    <style:style style:name="T81" style:family="text">
      <style:text-properties officeooo:rsid="00092aa9"/>
    </style:style>
    <style:style style:name="T82" style:family="text">
      <style:text-properties officeooo:rsid="000a37ca"/>
    </style:style>
    <style:style style:name="T83" style:family="text">
      <style:text-properties officeooo:rsid="000ca66a"/>
    </style:style>
    <style:style style:name="T84" style:family="text">
      <style:text-properties officeooo:rsid="000e3f3b"/>
    </style:style>
    <style:style style:name="T85" style:family="text">
      <style:text-properties style:font-size-asian="13pt"/>
    </style:style>
    <style:style style:name="T86" style:family="text">
      <style:text-properties officeooo:rsid="002fbc2d" style:font-size-asian="13pt"/>
    </style:style>
    <style:style style:name="T87" style:family="text">
      <style:text-properties officeooo:rsid="002d2d6a" style:font-size-asian="13pt"/>
    </style:style>
    <style:style style:name="T88" style:family="text">
      <style:text-properties officeooo:rsid="002c9579" style:font-size-asian="13pt"/>
    </style:style>
    <style:style style:name="T89" style:family="text">
      <style:text-properties officeooo:rsid="0032a793" style:font-size-asian="13pt"/>
    </style:style>
    <style:style style:name="T90" style:family="text">
      <style:text-properties officeooo:rsid="001417ef"/>
    </style:style>
    <style:style style:name="T91" style:family="text">
      <style:text-properties officeooo:rsid="000e20c7"/>
    </style:style>
    <style:style style:name="T92" style:family="text">
      <style:text-properties officeooo:rsid="002c9579"/>
    </style:style>
    <style:style style:name="T93" style:family="text">
      <style:text-properties officeooo:rsid="00379028"/>
    </style:style>
    <style:style style:name="T94" style:family="text">
      <style:text-properties officeooo:rsid="003a5553"/>
    </style:style>
    <style:style style:name="T95" style:family="text">
      <style:text-properties officeooo:rsid="000eacc6"/>
    </style:style>
    <style:style style:name="T96" style:family="text">
      <style:text-properties officeooo:rsid="0043e329"/>
    </style:style>
    <style:style style:name="T97" style:family="text">
      <style:text-properties officeooo:rsid="0048905a"/>
    </style:style>
    <style:style style:name="T98" style:family="text">
      <style:text-properties officeooo:rsid="00109102"/>
    </style:style>
    <style:style style:name="T99" style:family="text">
      <style:text-properties officeooo:rsid="001123df"/>
    </style:style>
    <style:style style:name="T100" style:family="text">
      <style:text-properties officeooo:rsid="001135de"/>
    </style:style>
    <style:style style:name="T101" style:family="text">
      <style:text-properties officeooo:rsid="0011f37a"/>
    </style:style>
    <style:style style:name="T102" style:family="text">
      <style:text-properties officeooo:rsid="0036bbf3"/>
    </style:style>
    <style:style style:name="T103" style:family="text">
      <style:text-properties fo:color="#0066b3"/>
    </style:style>
    <style:style style:name="T104" style:family="text">
      <style:text-properties fo:color="#0066b3" officeooo:rsid="0013c2ec"/>
    </style:style>
    <style:style style:name="T105" style:family="text">
      <style:text-properties officeooo:rsid="008f6743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officeooo:rsid="00a51443" style:font-weight-asian="bold" style:font-weight-complex="bold"/>
    </style:style>
    <style:style style:name="T108" style:family="text">
      <style:text-properties fo:font-weight="bold" officeooo:rsid="00a4dbb8" style:font-weight-asian="bold" style:font-weight-complex="bold"/>
    </style:style>
    <style:style style:name="T109" style:family="text">
      <style:text-properties fo:color="#ce181e"/>
    </style:style>
    <style:style style:name="T110" style:family="text">
      <style:text-properties fo:color="#aa55a1"/>
    </style:style>
    <style:style style:name="T111" style:family="text">
      <style:text-properties fo:color="#407927"/>
    </style:style>
    <style:style style:name="T112" style:family="text">
      <style:text-properties fo:color="#6b6400"/>
    </style:style>
    <style:style style:name="T113" style:family="text">
      <style:text-properties fo:color="#ffffff" fo:background-color="#000000" loext:char-shading-value="0"/>
    </style:style>
    <style:style style:name="T114" style:family="text">
      <style:text-properties fo:color="#ccbe00"/>
    </style:style>
    <style:style style:name="T115" style:family="text">
      <style:text-properties officeooo:rsid="0091d599"/>
    </style:style>
    <style:style style:name="T116" style:family="text">
      <style:text-properties officeooo:rsid="0092a648"/>
    </style:style>
    <style:style style:name="T117" style:family="text">
      <style:text-properties officeooo:rsid="00938d56"/>
    </style:style>
    <style:style style:name="T118" style:family="text">
      <style:text-properties fo:color="#00aaad" officeooo:rsid="00938d56"/>
    </style:style>
    <style:style style:name="T119" style:family="text">
      <style:text-properties officeooo:rsid="00954cd8"/>
    </style:style>
    <style:style style:name="T120" style:family="text">
      <style:text-properties officeooo:rsid="009d084b"/>
    </style:style>
    <style:style style:name="T121" style:family="text">
      <style:text-properties officeooo:rsid="009ef20b"/>
    </style:style>
    <style:style style:name="T122" style:family="text">
      <style:text-properties officeooo:rsid="00a0eab2"/>
    </style:style>
    <style:style style:name="T123" style:family="text">
      <style:text-properties officeooo:rsid="00a4cba7"/>
    </style:style>
    <style:style style:name="T124" style:family="text">
      <style:text-properties officeooo:rsid="00a4dbb8"/>
    </style:style>
    <style:style style:name="T125" style:family="text">
      <style:text-properties officeooo:rsid="00a51443"/>
    </style:style>
    <style:style style:name="T126" style:family="text">
      <style:text-properties officeooo:rsid="00a5de82"/>
    </style:style>
    <style:style style:name="T127" style:family="text">
      <style:text-properties officeooo:rsid="00a61ce5"/>
    </style:style>
    <style:style style:name="T128" style:family="text">
      <style:text-properties officeooo:rsid="00a7b304"/>
    </style:style>
    <style:style style:name="T129" style:family="text">
      <style:text-properties officeooo:rsid="00a7b3f3"/>
    </style:style>
    <style:style style:name="T130" style:family="text">
      <style:text-properties officeooo:rsid="00a91fdb"/>
    </style:style>
    <style:style style:name="T131" style:family="text">
      <style:text-properties fo:color="#006d6f"/>
    </style:style>
    <style:style style:name="T132" style:family="text">
      <style:text-properties officeooo:rsid="00a92312"/>
    </style:style>
    <style:style style:name="T133" style:family="text">
      <style:text-properties officeooo:rsid="00adc2d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5">FPGA-конструктор </text:p>
      <text:p text:style-name="P115">советских микро-ЭВМ</text:p>
      <text:p text:style-name="P3"/>
      <text:p text:style-name="P4">ДВК-1</text:p>
      <text:p text:style-name="P4">ДВК-2</text:p>
      <text:p text:style-name="P4">ДВК-3</text:p>
      <text:p text:style-name="P4">Электроника-60</text:p>
      <text:p text:style-name="P5"/>
      <text:p text:style-name="P5"/>
      <text:p text:style-name="P8">Описание проекта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3">Содержание</text:p>
          </text:index-title>
          <text:p text:style-name="P124"><text:a xlink:type="simple" xlink:href="#__RefHeading___Toc1015_1594050684" text:style-name="Index_20_Link" text:visited-style-name="Index_20_Link">1. Введение<text:tab/>3</text:a></text:p>
          <text:p text:style-name="P124"><text:a xlink:type="simple" xlink:href="#__RefHeading___Toc1017_1594050684" text:style-name="Index_20_Link" text:visited-style-name="Index_20_Link">2. Общая структура проекта<text:tab/>3</text:a></text:p>
          <text:p text:style-name="P124"><text:a xlink:type="simple" xlink:href="#__RefHeading___Toc1019_1594050684" text:style-name="Index_20_Link" text:visited-style-name="Index_20_Link">3. Используемые FPGA<text:tab/>5</text:a></text:p>
          <text:p text:style-name="P124"><text:a xlink:type="simple" xlink:href="#__RefHeading___Toc1021_1594050684" text:style-name="Index_20_Link" text:visited-style-name="Index_20_Link">4. Стрктура дерева файлов проекта<text:tab/>5</text:a></text:p>
          <text:p text:style-name="P124"><text:a xlink:type="simple" xlink:href="#__RefHeading___Toc1023_1594050684" text:style-name="Index_20_Link" text:visited-style-name="Index_20_Link">5. Настройка конфигурации создаваемой ЭВМ<text:tab/>6</text:a></text:p>
          <text:p text:style-name="P124"><text:a xlink:type="simple" xlink:href="#__RefHeading___Toc955_3542811393" text:style-name="Index_20_Link" text:visited-style-name="Index_20_Link">6. Внешние органы управления и индикации<text:tab/>6</text:a></text:p>
          <text:p text:style-name="P124"><text:a xlink:type="simple" xlink:href="#__RefHeading___Toc2506_4057012577" text:style-name="Index_20_Link" text:visited-style-name="Index_20_Link">7. Интерфейсный модуль<text:tab/>7</text:a></text:p>
          <text:p text:style-name="P125"><text:a xlink:type="simple" xlink:href="#__RefHeading___Toc2508_4057012577" text:style-name="Index_20_Link" text:visited-style-name="Index_20_Link">7.1. Контроллер SDRAM<text:tab/>8</text:a></text:p>
          <text:p text:style-name="P125"><text:a xlink:type="simple" xlink:href="#__RefHeading___Toc2510_4057012577" text:style-name="Index_20_Link" text:visited-style-name="Index_20_Link">7.2. Тактовый генератор PLL<text:tab/>8</text:a></text:p>
          <text:p text:style-name="P125"><text:a xlink:type="simple" xlink:href="#__RefHeading___Toc2512_4057012577" text:style-name="Index_20_Link" text:visited-style-name="Index_20_Link">7.3. Схема управления цветами VGA DAC<text:tab/>9</text:a></text:p>
          <text:p text:style-name="P124"><text:a xlink:type="simple" xlink:href="#__RefHeading___Toc957_3542811393" text:style-name="Index_20_Link" text:visited-style-name="Index_20_Link">8. Соединительный модуль верхнего уровня.<text:tab/>9</text:a></text:p>
          <text:p text:style-name="P125"><text:a xlink:type="simple" xlink:href="#__RefHeading___Toc968_3052246318" text:style-name="Index_20_Link" text:visited-style-name="Index_20_Link">8.1. ПЗУ пользователя.<text:tab/>10</text:a></text:p>
          <text:p text:style-name="P125"><text:a xlink:type="simple" xlink:href="#__RefHeading___Toc971_3052246318" text:style-name="Index_20_Link" text:visited-style-name="Index_20_Link">8.2 Генератор сбросов<text:tab/>10</text:a></text:p>
          <text:p text:style-name="P125"><text:a xlink:type="simple" xlink:href="#__RefHeading___Toc973_3052246318" text:style-name="Index_20_Link" text:visited-style-name="Index_20_Link">8.3 Контроллер прерываний<text:tab/>10</text:a></text:p>
          <text:p text:style-name="P125"><text:a xlink:type="simple" xlink:href="#__RefHeading___Toc975_3052246318" text:style-name="Index_20_Link" text:visited-style-name="Index_20_Link">8.4. Арбитр DMA<text:tab/>10</text:a></text:p>
          <text:p text:style-name="P125"><text:a xlink:type="simple" xlink:href="#__RefHeading___Toc977_3052246318" text:style-name="Index_20_Link" text:visited-style-name="Index_20_Link">8.5 Арбитр SD-карты.<text:tab/>11</text:a></text:p>
          <text:p text:style-name="P125"><text:a xlink:type="simple" xlink:href="#__RefHeading___Toc979_3052246318" text:style-name="Index_20_Link" text:visited-style-name="Index_20_Link">8.6. Формирователь сигналов управления видео-ЦАП VGA<text:tab/>11</text:a></text:p>
          <text:p text:style-name="P125"><text:a xlink:type="simple" xlink:href="#__RefHeading___Toc983_3052246318" text:style-name="Index_20_Link" text:visited-style-name="Index_20_Link">8.7. Коммутатор линий последовательных портов.<text:tab/>11</text:a></text:p>
          <text:p text:style-name="P124"><text:a xlink:type="simple" xlink:href="#__RefHeading___Toc985_3052246318" text:style-name="Index_20_Link" text:visited-style-name="Index_20_Link">9. Процессорные платы.<text:tab/>12</text:a></text:p>
          <text:p text:style-name="P125"><text:a xlink:type="simple" xlink:href="#__RefHeading___Toc997_3052246318" text:style-name="Index_20_Link" text:visited-style-name="Index_20_Link">9.1. Плата МС1201.01<text:tab/>12</text:a></text:p>
          <text:p text:style-name="P125"><text:a xlink:type="simple" xlink:href="#__RefHeading___Toc999_3052246318" text:style-name="Index_20_Link" text:visited-style-name="Index_20_Link">9.2. Плата МС1201.02<text:tab/>13</text:a></text:p>
          <text:p text:style-name="P125"><text:a xlink:type="simple" xlink:href="#__RefHeading___Toc1001_3052246318" text:style-name="Index_20_Link" text:visited-style-name="Index_20_Link">9.3. Плата МС1260<text:tab/>13</text:a></text:p>
          <text:p text:style-name="P125"><text:a xlink:type="simple" xlink:href="#__RefHeading___Toc1003_3052246318" text:style-name="Index_20_Link" text:visited-style-name="Index_20_Link">9.4. Плата МС1280<text:tab/>14</text:a></text:p>
          <text:p text:style-name="P124"><text:a xlink:type="simple" xlink:href="#__RefHeading___Toc987_3052246318" text:style-name="Index_20_Link" text:visited-style-name="Index_20_Link">10. Дисковая подсистема<text:tab/>14</text:a></text:p>
          <text:p text:style-name="P125"><text:a xlink:type="simple" xlink:href="#__RefHeading___Toc1006_3052246318" text:style-name="Index_20_Link" text:visited-style-name="Index_20_Link">10.1. Распределение адресов на SD-карте<text:tab/>14</text:a></text:p>
          <text:p text:style-name="P125"><text:a xlink:type="simple" xlink:href="#__RefHeading___Toc1008_3052246318" text:style-name="Index_20_Link" text:visited-style-name="Index_20_Link">10.2. SDSPI<text:tab/>15</text:a></text:p>
          <text:p text:style-name="P125"><text:a xlink:type="simple" xlink:href="#__RefHeading___Toc1010_3052246318" text:style-name="Index_20_Link" text:visited-style-name="Index_20_Link">10.3. Модули дисковых контроллеров.<text:tab/>16</text:a></text:p>
          <text:p text:style-name="P126"><text:a xlink:type="simple" xlink:href="#__RefHeading___Toc1012_3052246318" text:style-name="Index_20_Link" text:visited-style-name="Index_20_Link">10.3.1. Контроллер RK11/RK05<text:tab/>17</text:a></text:p>
          <text:p text:style-name="P126"><text:a xlink:type="simple" xlink:href="#__RefHeading___Toc1014_3052246318" text:style-name="Index_20_Link" text:visited-style-name="Index_20_Link">10.3.2. Контроллер RD50C<text:tab/>17</text:a></text:p>
          <text:p text:style-name="P126"><text:a xlink:type="simple" xlink:href="#__RefHeading___Toc1016_3052246318" text:style-name="Index_20_Link" text:visited-style-name="Index_20_Link">10.3.3. Контроллер RX11/RX01.<text:tab/>18</text:a></text:p>
          <text:p text:style-name="P126"><text:a xlink:type="simple" xlink:href="#__RefHeading___Toc1018_3052246318" text:style-name="Index_20_Link" text:visited-style-name="Index_20_Link">10.3.4. Контроллер НГМД MY<text:tab/>18</text:a></text:p>
          <text:p text:style-name="P125"><text:a xlink:type="simple" xlink:href="#__RefHeading___Toc1592_3052246318" text:style-name="Index_20_Link" text:visited-style-name="Index_20_Link">10.4. Ручная загрузка операционной системы с дисков<text:tab/>19</text:a></text:p>
          <text:p text:style-name="P126"><text:a xlink:type="simple" xlink:href="#__RefHeading___Toc1594_3052246318" text:style-name="Index_20_Link" text:visited-style-name="Index_20_Link">10.4.1 Загрузка с RK<text:tab/>19</text:a></text:p>
          <text:p text:style-name="P126"><text:a xlink:type="simple" xlink:href="#__RefHeading___Toc1596_3052246318" text:style-name="Index_20_Link" text:visited-style-name="Index_20_Link">10.4.2. Загрузка с диска MY<text:tab/>19</text:a></text:p>
          <text:p text:style-name="P126"><text:a xlink:type="simple" xlink:href="#__RefHeading___Toc1598_3052246318" text:style-name="Index_20_Link" text:visited-style-name="Index_20_Link">10.4.3. Загрузка с диска DX<text:tab/>19</text:a></text:p>
          <text:p text:style-name="P124"><text:a xlink:type="simple" xlink:href="#__RefHeading___Toc1020_3052246318" text:style-name="Index_20_Link" text:visited-style-name="Index_20_Link">11. Контроллер ИРПС<text:tab/>20</text:a></text:p>
          <text:p text:style-name="P124"><text:a xlink:type="simple" xlink:href="#__RefHeading___Toc1022_3052246318" text:style-name="Index_20_Link" text:visited-style-name="Index_20_Link">12. Контроллер ИРПР<text:tab/>20</text:a></text:p>
          <text:p text:style-name="P124"><text:a xlink:type="simple" xlink:href="#__RefHeading___Toc1024_3052246318" text:style-name="Index_20_Link" text:visited-style-name="Index_20_Link">13. Терминальная подсистема<text:tab/>20</text:a></text:p>
          <text:p text:style-name="P125"><text:a xlink:type="simple" xlink:href="#__RefHeading___Toc1564_3052246318" text:style-name="Index_20_Link" text:visited-style-name="Index_20_Link">13.1. Контроллер КСМ<text:tab/>21</text:a></text:p>
          <text:p text:style-name="P126"><text:a xlink:type="simple" xlink:href="#__RefHeading___Toc1566_3052246318" text:style-name="Index_20_Link" text:visited-style-name="Index_20_Link">13.1.1. Внутреннее устройство контроллера<text:tab/>21</text:a></text:p>
          <text:p text:style-name="P126"><text:a xlink:type="simple" xlink:href="#__RefHeading___Toc1568_3052246318" text:style-name="Index_20_Link" text:visited-style-name="Index_20_Link">13.1.2. Поддерживаемые режимы работы<text:tab/>21</text:a></text:p>
          <text:p text:style-name="P126"><text:a xlink:type="simple" xlink:href="#__RefHeading___Toc1570_3052246318" text:style-name="Index_20_Link" text:visited-style-name="Index_20_Link">13.1.3. Кодировка символов.<text:tab/>22</text:a></text:p>
          <text:p text:style-name="P126"><text:a xlink:type="simple" xlink:href="#__RefHeading___Toc1572_3052246318" text:style-name="Index_20_Link" text:visited-style-name="Index_20_Link">13.1.4. Формат экрана<text:tab/>22</text:a></text:p>
          <text:p text:style-name="P126"><text:a xlink:type="simple" xlink:href="#__RefHeading___Toc1574_3052246318" text:style-name="Index_20_Link" text:visited-style-name="Index_20_Link">13.1.5. Клавиатура.<text:tab/>24</text:a></text:p>
          <text:p text:style-name="P126"><text:a xlink:type="simple" xlink:href="#__RefHeading___Toc1576_3052246318" text:style-name="Index_20_Link" text:visited-style-name="Index_20_Link">13.1.6. Шрифт.<text:tab/>24</text:a></text:p>
          <text:p text:style-name="P125"><text:a xlink:type="simple" xlink:href="#__RefHeading___Toc1578_3052246318" text:style-name="Index_20_Link" text:visited-style-name="Index_20_Link">13.2. Контроллер КГД<text:tab/>26</text:a></text:p>
          <text:p text:style-name="P125"><text:a xlink:type="simple" xlink:href="#__RefHeading___Toc1580_3052246318" text:style-name="Index_20_Link" text:visited-style-name="Index_20_Link">13.3. Аппаратные особенности терминальной подсистемы<text:tab/>26</text:a></text:p>
        </text:index-body>
      </text:table-of-content>
      <text:h text:style-name="P169" text:outline-level="1"/>
      <text:h text:style-name="P172" text:outline-level="1"><text:bookmark-start text:name="__RefHeading___Toc1015_1594050684"/>1. Введение<text:bookmark-end text:name="__RefHeading___Toc1015_1594050684"/></text:h>
      <text:p text:style-name="P116"/>
      <text:p text:style-name="P32">Данная разработка является <text:span text:style-name="T58">FPGA-конструктором, позволяющим из набора готовых модулей собрать FPGA-вариант старых советских pdp11-совместимых микро-ЭВМ. <text:s/>Проект охватывает микро-ЭВМ серий ДВК-1, ДВК-2, ДВК-3 и Электроника-60, являющихся архитектурными подобиями соответствующих ЭВМ серии pdp-11 фирмы DEC. </text:span></text:p>
      <text:p text:style-name="P11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21">Проект основан на всех процессорных ядрах, для которых VSLAV произвел реверс и создал рабочее HDL-описание. <text:s/>Возможно, когда-нибудь список поддерживаемых процессоров будет расширен.</text:p>
      <text:p text:style-name="P12"/>
      <text:h text:style-name="Heading_20_1" text:outline-level="1"><text:bookmark-start text:name="__RefHeading___Toc1017_1594050684"/>2. Общая структура проекта<text:bookmark-end text:name="__RefHeading___Toc1017_1594050684"/></text:h>
      <text:p text:style-name="P12"/>
      <text:p text:style-name="P20">Все поддерживаемые проектом советские микро-ЭВМ были модульными, и представляли собой соединительную корзину, в которую устанавливались процессорная плата и несколько плат периферийных устройств. Данный проект имеет такую же структуру, содержит ряд готовых процессорных и периферийных плат, и позволяет добавлять также и пользовательские устройства. В этом проекте в качестве общей шины, вместо асинхронной МПИ, используется синхронная шина Wishbone. </text:p>
      <text:p text:style-name="P20">Имеются 4 процессорные платы, основанные на 4 имеющихся процессорных ядрах:</text:p>
      <text:list xml:id="list3892218047" text:style-name="List_20_1">
        <text:list-item>
          <text:p text:style-name="P128">К1801ВМ1</text:p>
        </text:list-item>
        <text:list-item>
          <text:p text:style-name="P128">К1801ВМ2</text:p>
        </text:list-item>
        <text:list-item>
          <text:p text:style-name="P128">М2 (LSI-11)</text:p>
        </text:list-item>
        <text:list-item>
          <text:p text:style-name="P128">М4 (LSI-11M)</text:p>
        </text:list-item>
      </text:list>
      <text:p text:style-name="P22">Особенности этих плат рассматриваются в соответствующем разделе.</text:p>
      <text:p text:style-name="P22">Также в проект входят модули периферийных устройств, из которых набирается конфигурация ЭВМ:</text:p>
      <text:p text:style-name="P19"/>
      <text:list xml:id="list211901854265607" text:continue-numbering="true" text:style-name="List_20_1">
        <text:list-item>
          <text:p text:style-name="P129">Последоват<text:span text:style-name="T18">е</text:span>льный порт ИРПС, <text:span text:style-name="T59">используемый для подключения</text:span> консольного терминала (TT:), <text:span text:style-name="T59">а также дополнительных терминалов, последовательных принтеров (LS:) и магистралей связи с другими ЭВМ (XL:). В конфигурацию по умолчанию входят два таких модуля.</text:span></text:p>
        </text:list-item>
        <text:list-item>
          <text:p text:style-name="P129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129">Дисковый контроллер RK11 (RK:) с подключенными к нему 8 дисками RK05.</text:p>
        </text:list-item>
        <text:list-item>
          <text:p text:style-name="P129">Дисковый контроллер RX11 (DX:) с подключенными к нему двумя дисками RX01 (он же ГМД-70)</text:p>
        </text:list-item>
        <text:list-item>
          <text:p text:style-name="P130">Дисковый контроллер КМД (MY:) с подключенными к нему двумя дисководами НГМД-6121 (4 логических диска).</text:p>
        </text:list-item>
        <text:list-item>
          <text:p text:style-name="P129"><text:soft-page-break/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131"><text:span text:style-name="T50">Текстовый терминал КСМ (контроллер символьного монитора)</text:span> с VGA-выходом, <text:span text:style-name="T18">подключенный</text:span> к консольному ИРПС. <text:s/>Скорости терминала и ИРПС аппаратно согласованы.</text:p>
        </text:list-item>
        <text:list-item>
          <text:p text:style-name="P133">Графический контроллер КГД (контроллер грфического дисплея). </text:p>
        </text:list-item>
        <text:list-item>
          <text:p text:style-name="P132">Динамическая память <text:span text:style-name="T49">S</text:span>DRAM размером 64К</text:p>
        </text:list-item>
        <text:list-item>
          <text:p text:style-name="P134">Пользовательское ПЗУ размером 8К</text:p>
        </text:list-item>
      </text:list>
      <text:p text:style-name="P10"/>
      <text:p text:style-name="P13">Любой ненужный модуль можно легко выкинуть из конфигурации для экономии ресурсов FPGA. <text:span text:style-name="T59">Некоторые модули могут работать только совместно (КГД не работает без КСМ). </text:span>Кроме того, к общей шине можно <text:span text:style-name="T18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 <text:span text:style-name="T120">Рекомендации по написанию таких модулей находятся в отдельном документе build-own-modules.</text:span></text:p>
      <text:p text:style-name="P14">В п<text:span text:style-name="T50">олном</text:span> составе плата является одноплатной верси<text:span text:style-name="T59">ей</text:span> машины ДВК <text:span text:style-name="T59">или Электроника-60 со встроенным терминалом</text:span>. Вот пример экрана дисплея <text:span text:style-name="T59">КСМ </text:span>с загруженной RT-11:</text:p>
      <text:p text:style-name="P14"><draw:frame draw:style-name="fr1" draw:name="Изображение1" text:anchor-type="paragraph" svg:width="6.6929in" svg:height="5.0193in" draw:z-index="0"><draw:image xlink:href="Pictures/10000000000005A00000043868200958E082C4CE.png" xlink:type="simple" xlink:show="embed" xlink:actuate="onLoad" loext:mime-type="image/png"/></draw:frame></text:p>
      <text:p text:style-name="P18"><text:span text:style-name="T59">Поскольку быстродействие полученной ЭВМ гораздо выше прототипа, в схеме и</text:span>меется возможность снизить <text:span text:style-name="T59">тактовую</text:span> частоту с помощью переключателя sw_<text:span text:style-name="T123">cpuslow</text:span> для работы с игрушками и другими интерактивными программами. </text:p>
      <text:p text:style-name="P13"/>
      <text:h text:style-name="Heading_20_1" text:outline-level="1"><text:bookmark-start text:name="__RefHeading___Toc1019_1594050684"/><text:soft-page-break/><text:span text:style-name="T59">3. </text:span>Используемые FPGA<text:bookmark-end text:name="__RefHeading___Toc1019_1594050684"/></text:h>
      <text:p text:style-name="P32">Разработка сделана на основе FPGA серии Cyclone 4 фирмы Altera (увы, теперь это уже intel). <text:s text:c="2"/>В вышеуказанном составе схема занимает чуть <text:span text:style-name="T53">мен</text:span>ьше <text:span text:style-name="T53">9</text:span>000 ячеек и влезает в микросхему EP4CE1<text:span text:style-name="T65">0</text:span>. Если выкинуть часть дисковых контроллеров <text:span text:style-name="T53">и КГД</text:span>, то схема поместится в самую младшую микросхему этой серии – EP4CE6.</text:p>
      <text:p text:style-name="P32">Из аппаратных особенностей Cyclone в схеме <text:span text:style-name="T18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Standard"/>
      <text:p text:style-name="Standard">В проекте используются следующие модули статической памяти altsyncram:</text:p>
      <text:p text:style-name="Standard"/>
      <text:list xml:id="list211902136449278" text:continue-numbering="true" text:style-name="List_20_1">
        <text:list-item>
          <text:p text:style-name="P149"><text:span text:style-name="T27">rom0</text:span><text:span text:style-name="T30">00</text:span><text:span text:style-name="T27"> — ROM размером 4096*16 бит, предзагруженный ПЗУ 0</text:span><text:span text:style-name="T30">00</text:span><text:span text:style-name="T27"> </text:span><text:span text:style-name="T28">(rom/0</text:span><text:span text:style-name="T30">00</text:span><text:span text:style-name="T28">.mif) — </text:span><text:span text:style-name="T30">теневой монитор платы МС1201.01</text:span><text:span text:style-name="T27">.</text:span></text:p>
        </text:list-item>
        <text:list-item>
          <text:p text:style-name="P150"><text:span text:style-name="T27">rom055 — ROM размером 4096*16 бит, предзагруженный ПЗУ 055 </text:span><text:span text:style-name="T28">(rom/055.mif) </text:span><text:span text:style-name="T27">или 279 </text:span><text:span text:style-name="T28">(rom/279.mif) — </text:span><text:span text:style-name="T30">теневой монитор платы МС1201.02</text:span><text:span text:style-name="T27">.</text:span></text:p>
        </text:list-item>
        <text:list-item>
          <text:p text:style-name="P163">fontrom — ROM размером 32768*1 бит, предзагруженный файлом экранного шрифта <text:span text:style-name="T120">ksm-firmware</text:span>/font/font-<text:span text:style-name="T62">main</text:span>.mif <text:span text:style-name="T62">или ksm-firmware</text:span>/font/font-<text:span text:style-name="T62">ksm</text:span>.mif..</text:p>
        </text:list-item>
        <text:list-item>
          <text:p text:style-name="P163">vtmem — RAM размером <text:span text:style-name="T50">2048</text:span>*16, предзагруженный терминальной микропрограммой <text:span text:style-name="T120">ksm-firmware</text:span>/terminal.mif</text:p>
        </text:list-item>
        <text:list-item>
          <text:p text:style-name="P164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  <text:list-item>
          <text:p text:style-name="P165">userrom — ROM размером 4096*16 бит для хранения образа ПЗУ пользователя.</text:p>
        </text:list-item>
      </text:list>
      <text:p text:style-name="P32"><text:span text:style-name="T29">Е</text:span><text:span text:style-name="T27">сли вы используете FPGA серии, отличный от Altera Cyclone, то описатели PLL и модулей памяти придется переделать или создать заново.</text:span></text:p>
      <text:p text:style-name="P32">Для удобства все файлы, относящиеся к мегафункциям, помещены в каталог ip-components, <text:span text:style-name="T124">отдельный для каждой FPGA-платы. При портировании проекта на другую плату эти мегафункции будут зависеть от конкретной примененной FPGA.</text:span></text:p>
      <text:h text:style-name="Heading_20_1" text:outline-level="1"><text:bookmark-start text:name="__RefHeading___Toc1021_1594050684"/><text:span text:style-name="T59">4. </text:span>Стрктура <text:span text:style-name="T59">дерева файлов проекта</text:span><text:bookmark-end text:name="__RefHeading___Toc1021_1594050684"/></text:h>
      <text:p text:style-name="Standard">В дереве проекта имеются следующие каталоги:</text:p>
      <text:list xml:id="list211902479973254" text:continue-numbering="true" text:style-name="List_20_1">
        <text:list-item>
          <text:p text:style-name="P135">boards/ - хранилище проектов для каждой поддерживаемой FPGA-платы.</text:p>
        </text:list-item>
        <text:list-item>
          <text:p text:style-name="P127">doc/ - документация проекта</text:p>
        </text:list-item>
        <text:list-item>
          <text:p text:style-name="P127">disk/ - утилиты для чтения-записи образов дисков и тестовый дисковый банк</text:p>
        </text:list-item>
        <text:list-item>
          <text:p text:style-name="P127">hdl/ - verilog-файлы основного проекта</text:p>
        </text:list-item>
        <text:list-item>
          <text:p text:style-name="P127">hdl/<text:span text:style-name="T50">ksm</text:span>/ - verilog-файлы <text:span text:style-name="T50">модуля КСМ</text:span></text:p>
        </text:list-item>
        <text:list-item>
          <text:p text:style-name="P127">hdl/sdram_ip - контроллер <text:span text:style-name="T36">S</text:span>DRAM</text:p>
        </text:list-item>
        <text:list-item>
          <text:p text:style-name="P127">rom/ - файлы образов ПЗУ</text:p>
        </text:list-item>
        <text:list-item>
          <text:p text:style-name="P127"><text:span text:style-name="T50">ksm-firmware</text:span>/ - файлы, относящиеся к микропрограмме <text:span text:style-name="T50">КСМ </text:span>и экранные шрифты.</text:p>
        </text:list-item>
        <text:list-item>
          <text:p text:style-name="P136">screenshots/ - примеры <text:span text:style-name="T55">текстовых</text:span> и графических экранов</text:p>
        </text:list-item>
      </text:list>
      <text:p text:style-name="P45"/>
      <text:p text:style-name="P90">Головным модулем проекта является <text:span text:style-name="T124">интерфейсный модуль, уникальный для каждой FPGA-платы. Этот модуль адаптирует ядро проекта к конкретной плате — определяет назначение переключателей и индикаторов, а также содержит в себе контроллер SDRAM, тактовый генератор PLL и схему управления VGA DAC.</text:span></text:p>
      <text:p text:style-name="P40"><text:span text:style-name="T125">Ниже интерфейсного модуля находится модуль topboard</text:span>, лежащий в файле hdl/<text:span text:style-name="T60">topboard</text:span>.v. <text:span text:style-name="T125">Этот модуля является ядром проекта — соединительной корзиной, к которой подключается </text:span><text:soft-page-break/><text:span text:style-name="T125">модуль процессора и набор периферийных устройств. Этот модуль представляет унифицированный внешний интерфейс, не зависящий от использованной платы FPGA.</text:span></text:p>
      <text:p text:style-name="P92">К его внешним портам подключаются:</text:p>
      <text:p text:style-name="Standard"/>
      <text:list xml:id="list211901433025400" text:continue-numbering="true" text:style-name="List_20_1">
        <text:list-item>
          <text:p text:style-name="P152">Тактовая частота - <text:span text:style-name="T107">clk_p</text:span><text:span text:style-name="T125">, </text:span><text:span text:style-name="T107">clk_n</text:span><text:span text:style-name="T125">, </text:span><text:span text:style-name="T107">sdclk</text:span><text:span text:style-name="T125"> 12.</text:span>5 МГц, <text:span text:style-name="T107">clk50</text:span><text:span text:style-name="T125"> 50 МГц.</text:span></text:p>
        </text:list-item>
        <text:list-item>
          <text:p text:style-name="P152"><text:span text:style-name="T133">К</text:span>нопки <text:span text:style-name="T125">управления</text:span></text:p>
        </text:list-item>
        <text:list-item>
          <text:p text:style-name="P152"><text:span text:style-name="T133">П</text:span>ереключател<text:span text:style-name="T133">и конфигурации</text:span></text:p>
        </text:list-item>
        <text:list-item>
          <text:p text:style-name="P152"><text:span text:style-name="T133">И</text:span>ндикаторны<text:span text:style-name="T133">е</text:span> светодиод<text:span text:style-name="T133">ы</text:span></text:p>
        </text:list-item>
        <text:list-item>
          <text:p text:style-name="P152"><text:span text:style-name="T125">Интерфейс для доступа к ОЗУ </text:span><text:s/><text:span text:style-name="T125">(S</text:span>DRAM<text:span text:style-name="T125">)</text:span></text:p>
        </text:list-item>
        <text:list-item>
          <text:p text:style-name="P153">SD-карта</text:p>
        </text:list-item>
        <text:list-item>
          <text:p text:style-name="P153"><text:span text:style-name="T125">сигналы </text:span>VGA-монитор<text:span text:style-name="T125">а</text:span></text:p>
        </text:list-item>
        <text:list-item>
          <text:p text:style-name="P153">PS/2 клавиатура</text:p>
        </text:list-item>
        <text:list-item>
          <text:p text:style-name="P153">BUZZER (пищалка)</text:p>
        </text:list-item>
        <text:list-item>
          <text:p text:style-name="P153">Линии дополнительного UART</text:p>
        </text:list-item>
        <text:list-item>
          <text:p text:style-name="P153">Линии Centronics для принтера</text:p>
        </text:list-item>
      </text:list>
      <text:p text:style-name="P32">Конечно, далеко не все из этих портов обязательно куда-то подключать. Например, принтер вряд ли кто-то будет реально использовать. <text:span text:style-name="T125">Конкретное подключение этих портов определяется интерфейсным модулем и зависит от примененной платы FPGA.</text:span></text:p>
      <text:p text:style-name="Standard"/>
      <text:h text:style-name="Heading_20_1" text:outline-level="1"><text:bookmark-start text:name="__RefHeading___Toc1023_1594050684"/><text:span text:style-name="T60">5. </text:span>Настройка конфигурации <text:span text:style-name="T60">создаваемой ЭВМ</text:span><text:bookmark-end text:name="__RefHeading___Toc1023_1594050684"/></text:h>
      <text:p text:style-name="P32">В корне проекта лежит файл config.v, с помощью которого настраивается состав проекта. <text:span text:style-name="T63">В конфигурацию включается одна из процессорных плат, а также набор необходимых периферийных устройств. Кроме того, с помощью файла конфигурации можно настроить параметры некоторых компонентов — начальные скорости последовательных портов, тип экранного шрифта, параметры видеосигнала и т.д. Более подробная информация содержится в описании соответствующих модулей, а также в комментариях внутри самого файла config.v.</text:span></text:p>
      <text:p text:style-name="P91">Кроме глобальных настроек, можно также определять настройки конкретной процессорной платы — ее тактовую частоту, начальное состояние таймера, <text:span text:style-name="T126">коэффициент замедления процессора, имя файла с образом ПЗУ, и т.д.</text:span></text:p>
      <text:h text:style-name="Heading_20_1" text:outline-level="1"><text:bookmark-start text:name="__RefHeading___Toc955_3542811393"/><text:span text:style-name="T63">6. </text:span>Внешние органы управления и индикации<text:bookmark-end text:name="__RefHeading___Toc955_3542811393"/></text:h>
      <text:p text:style-name="P32">К внешним портам схемы подключаются 4 кнопки, 3 переключателя и <text:span text:style-name="T127">5</text:span> светодио<text:span text:style-name="T127">дов</text:span>. <text:span text:style-name="T127">В интерфейсе модуля topboard каждый из этих элементов имеет фиксированное символическое имя. Сопоставление их со светодиодами, кнопками и переключателями конкретной FPGA-платы производится на уровне интерфейсного модуля.</text:span></text:p>
      <text:p text:style-name="Standard">Назначение кнопок:</text:p>
      <text:p text:style-name="Standard"/>
      <text:list xml:id="list211901726346418" text:continue-numbering="true" text:style-name="List_20_1">
        <text:list-item>
          <text:p text:style-name="P154"><text:span text:style-name="T127">bt_reset</text:span> – кнопка общего сброса. Инициализирует все подсистемы, кроме терминального модуля.</text:p>
        </text:list-item>
        <text:list-item>
          <text:p text:style-name="P147"><text:span text:style-name="T15">b</text:span><text:span text:style-name="T17">t_halt</text:span><text:span text:style-name="T15"> – кнопка вызова пультового прерывания. При ее нажатии работа текущей программы прерывается, и ЭВМ переходит в пультовый режим. Вместо этой кнопки </text:span><text:soft-page-break/><text:span text:style-name="T15">можно установить двухпозиционный переключатель (программа-пульт), как это сделано в оригинальн</text:span><text:span text:style-name="T16">ых ЭВМ</text:span><text:span text:style-name="T15">. Тогда появится возможность пошагового прохождения программ.</text:span></text:p>
        </text:list-item>
        <text:list-item>
          <text:p text:style-name="P154"><text:span text:style-name="T127">b</text:span>t_<text:span text:style-name="T127">terminal_rst</text:span> – кнопка сброса терминального модуля, помогает при его зависании или просто для очистки экрана.</text:p>
        </text:list-item>
        <text:list-item>
          <text:p text:style-name="P154">bt_<text:span text:style-name="T127">timer</text:span> – включение-выключение таймерного прерывания. <text:span text:style-name="T2">Каждое нажатие кнопки переключает режим таймера (вкл-выкл). </text:span></text:p>
        </text:list-item>
      </text:list>
      <text:p text:style-name="P1">Назначение переключателей:</text:p>
      <text:list xml:id="list211901948025844" text:continue-numbering="true" text:style-name="List_20_1">
        <text:list-item>
          <text:p text:style-name="P155">sw_<text:span text:style-name="T127">diskbank</text:span> – эти два переключателя выбирают дисковый банк на SD-карте (описан далее в разделе “дисковая подсистема”).</text:p>
        </text:list-item>
        <text:list-item>
          <text:p text:style-name="P155">sw_<text:span text:style-name="T127">console</text:span>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8">использовано</text:span>, например, если нужно в <text:span text:style-name="T18">качестве</text:span> консоли использовать компьютер с запущенной на нем терминальной программой.</text:p>
        </text:list-item>
        <text:list-item>
          <text:p text:style-name="P158">sw_<text:span text:style-name="T127">cpuslow</text:span> — включение режима замедления процессора. При выключенном переключателе процессор работает на полной тактовой частоте. Если переключатель включен, то тактовая частота снижается до <text:span text:style-name="T53">4.5</text:span> Мгц, что примерно соответствует тактовой частоте <text:span text:style-name="T64">оригинальной </text:span>платы. Этот режим необходим для игрушек и других слишком быстро работающих интерактивных программ. <text:span text:style-name="T65">Плата МС1280 этот режим не поддерживает.</text:span></text:p>
        </text:list-item>
      </text:list>
      <text:p text:style-name="P1">Назначение индикаторов:</text:p>
      <text:list xml:id="list211902582764031" text:continue-numbering="true" text:style-name="List_20_1">
        <text:list-item>
          <text:p text:style-name="P155"><text:span text:style-name="T127">rk_</text:span>led<text:span text:style-name="T3"> – обращение к диску RK</text:span></text:p>
        </text:list-item>
        <text:list-item>
          <text:p text:style-name="P156"><text:span text:style-name="T127">dw_</text:span>led<text:span text:style-name="T3"> – обращение к диску DW</text:span></text:p>
        </text:list-item>
        <text:list-item>
          <text:p text:style-name="P156"><text:span text:style-name="T127">dx_</text:span>led<text:span text:style-name="T3"> – обращение к диску DX</text:span></text:p>
        </text:list-item>
        <text:list-item>
          <text:p text:style-name="P157"><text:span text:style-name="T127">my_</text:span>led<text:span text:style-name="T3"> – обращение к диску MY</text:span></text:p>
        </text:list-item>
        <text:list-item>
          <text:p text:style-name="P159">timer_led – индикация состояния таймера (светится – таймер вкл).</text:p>
        </text:list-item>
      </text:list>
      <text:p text:style-name="P2">В данном случае подразумевается, что:</text:p>
      <text:list xml:id="list211901229128273" text:continue-numbering="true" text:style-name="List_20_1">
        <text:list-item>
          <text:p text:style-name="P160">Кнопка в нажатом состоянии выдает <text:span text:style-name="T127">1</text:span>, в отжатом <text:span text:style-name="T127">0</text:span></text:p>
        </text:list-item>
        <text:list-item>
          <text:p text:style-name="P160">Переключатель в отключенном положении <text:span text:style-name="T56">вы</text:span>дает 0, во включенном – 1</text:p>
        </text:list-item>
        <text:list-item>
          <text:p text:style-name="P160">Светодиод светится при установке его порта в 0.</text:p>
        </text:list-item>
      </text:list>
      <text:h text:style-name="Heading_20_1" text:outline-level="1"><text:bookmark-start text:name="__RefHeading___Toc2506_4057012577"/>7. Интерфейсный модуль<text:bookmark-end text:name="__RefHeading___Toc2506_4057012577"/></text:h>
      <text:p text:style-name="P32">Интерфейсный модуль производит адаптацию проекта к конкретной FPGA-плате. Он является посредником между соединительным модулем topboard и физическими портами FPGA. <text:span text:style-name="T128">Кроме того, модуль содержит в себе PLL, контроллер SDRAM и схему управления цветовыми DAC интерфейса VGA. </text:span></text:p>
      <text:p text:style-name="P93"><text:soft-page-break/>Интерфейсный модуль разрабатывается индивидуально под каждую FPGA-плату. В дереве проекта уже имеются готовые модули для некоторых плат, их можно использовать как основу для создания собственного модуля при портировании на свою плату.</text:p>
      <text:h text:style-name="Heading_20_2" text:outline-level="2"><text:bookmark-start text:name="__RefHeading___Toc2508_4057012577"/>7.1. Контроллер SDRAM<text:bookmark-end text:name="__RefHeading___Toc2508_4057012577"/></text:h>
      <text:p text:style-name="P32">Этот контроллер формирует блок оперативной памяти ЭВМ. В данный момент используется 16-битный адрес, позволяющий адресовать только 64К ОЗУ, однако в проект заложена возможность расширения адреса до 22 бит. Таким образом, в полном варианте модуль должен обеспечивать 4 мегабайта ОЗУ, но для полной реализации процессорных плат без диспетчера памяти (а они сейчас все такие) достаточно 64К.</text:p>
      <text:p text:style-name="P41">Реализация контроллера зависит от конкретной микросхемы SDRAM, стоящей на FPGA-плате. В проект входит один из вариантов контроллера, позволяющий работать с <text:span text:style-name="T129">16-битными </text:span>микросхемами SDRAM емкостью до <text:span text:style-name="T129">16</text:span> МБ, <text:span text:style-name="T129">организованными как 4 банка по 4Мб. Основной временной параметр — Cas Latency, установлен равным 2. Если SDRAM поддерживает только CL3, то следует исправить <text:s/>значение cas_latency в файле config.v. Но тогда на один цикл обращения к памяти будет уходить 12 тактов.</text:span></text:p>
      <text:p text:style-name="P95">Если у вас на плате установлена микрохема SDRAM другого типа, например DDR2, то контроллер придется делать самостоятельно.</text:p>
      <text:p text:style-name="P94">Модуль topboard обеспечивает унифицированный интерфейс для работы с памятью. Сигналы этого интерфейса в основном соответствуют стандартному набору сигналов wishbone-шины:</text:p>
      <text:list xml:id="list211902810057723" text:continue-numbering="true" text:style-name="List_20_1">
        <text:list-item>
          <text:p text:style-name="P137"><text:span text:style-name="T106">sdram_reset</text:span> — сигнал сброса. По этому сигналу контроллер произвоидит реинициализацию микросхемы SDRAM</text:p>
        </text:list-item>
        <text:list-item>
          <text:p text:style-name="P137"><text:span text:style-name="T106">sdram_stb</text:span> — строб начала обмена с памятью</text:p>
        </text:list-item>
        <text:list-item>
          <text:p text:style-name="P137"><text:span text:style-name="T106">sdram_we</text:span> — высокий уровень этого сигнала сообщает контроллеру, что идет операция записи.</text:p>
        </text:list-item>
        <text:list-item>
          <text:p text:style-name="P137"><text:span text:style-name="T106">sdram_sel[1:0]</text:span> — маска, определяющая, какие именно байты (старший, младший или оба) будут записываться. При чтении эта маска игнорируется, читаются всегда оба байта.</text:p>
        </text:list-item>
        <text:list-item>
          <text:p text:style-name="P137"><text:span text:style-name="T106">sdram_ack</text:span> — ответ от контроллера (reply), подтверждающий окончание транзакции.</text:p>
        </text:list-item>
        <text:list-item>
          <text:p text:style-name="P137"><text:span text:style-name="T106">sdram_adr[21:0]</text:span> — шина адреса</text:p>
        </text:list-item>
        <text:list-item>
          <text:p text:style-name="P137"><text:span text:style-name="T106">sdram_out[15:0]</text:span> — входная шина данных (из хоста в память)</text:p>
        </text:list-item>
        <text:list-item>
          <text:p text:style-name="P137"><text:span text:style-name="T106">sdram_dat[15:0]</text:span> — выходная шина данных (из памяти к хосту)</text:p>
        </text:list-item>
        <text:list-item>
          <text:p text:style-name="P137"><text:span text:style-name="T106">sdram_ready</text:span> — выходной сигнал, формируемый контроллером по окончании процесса инициализации памяти.</text:p>
        </text:list-item>
      </text:list>
      <text:h text:style-name="Heading_20_2" text:outline-level="2"><text:bookmark-start text:name="__RefHeading___Toc2510_4057012577"/>7.2. Тактовый генератор PLL<text:bookmark-end text:name="__RefHeading___Toc2510_4057012577"/></text:h>
      <text:p text:style-name="P41">PLL должна выдавать 3 тактовых сигнала:</text:p>
      <text:p text:style-name="P96"/>
      <text:list xml:id="list1586618154" text:style-name="Numbering_20_123">
        <text:list-item>
          <text:p text:style-name="P151"><text:span text:style-name="T108">clk_p</text:span> прямая фаза (0<text:span text:style-name="T24">°</text:span><text:span text:style-name="T27">) - основной тактовый сигнал</text:span></text:p>
        </text:list-item>
        <text:list-item>
          <text:p text:style-name="P151"><text:span text:style-name="T34">clk_n</text:span><text:span text:style-name="T27"> инверсная фаза (180</text:span><text:span text:style-name="T24">°</text:span><text:span text:style-name="T27">) - дополнительный тактовый сигнал процессорного модуля.</text:span></text:p>
        </text:list-item>
        <text:list-item>
          <text:p text:style-name="P151"><text:span text:style-name="T35">sdclk</text:span><text:span text:style-name="T33"> </text:span><text:span text:style-name="T27">12.5 Мгц прямая фаза (0</text:span><text:span text:style-name="T24">°</text:span><text:span text:style-name="T27">) - тактовый сигнал SD-контроллера и карты памяти.</text:span></text:p>
        </text:list-item>
      </text:list>
      <text:p text:style-name="P9">Частота основного тактового сигнала зависит от процессорной платы и примененной FPGA, и задается в файле конфигурации. Соответственно, модуль PLL принимает 2 макроса — PLL_MUL и PLL_DIV, устанавливающих делитель и умножитель основной тактовой частоты. <text:span text:style-name="T130">Для Cyclone 4 это делается так:</text:span></text:p>
      <text:p text:style-name="P122"><text:span text:style-name="Source_20_Text"><text:span text:style-name="T131"><text:s text:c="6"/>altpll_component.clk0_divide_by = `PLL_DIV,</text:span></text:span></text:p>
      <text:p text:style-name="P122"><text:span text:style-name="Source_20_Text"><text:span text:style-name="T131"><text:s text:c="6"/>altpll_component.clk0_duty_cycle = 50,</text:span></text:span></text:p>
      <text:p text:style-name="P122"><text:span text:style-name="Source_20_Text"><text:span text:style-name="T131"><text:s text:c="6"/>altpll_component.clk0_multiply_by = `PLL_MUL,</text:span></text:span></text:p>
      <text:p text:style-name="P122"><text:soft-page-break/><text:span text:style-name="Source_20_Text"><text:span text:style-name="T131"><text:s text:c="6"/>altpll_component.clk0_phase_shift = "0",</text:span></text:span></text:p>
      <text:p text:style-name="P122"><text:span text:style-name="Source_20_Text"><text:span text:style-name="T131"><text:s text:c="6"/>altpll_component.clk1_divide_by = `PLL_DIV,</text:span></text:span></text:p>
      <text:p text:style-name="P122"><text:span text:style-name="Source_20_Text"><text:span text:style-name="T131"><text:s text:c="6"/>altpll_component.clk1_duty_cycle = 50,</text:span></text:span></text:p>
      <text:p text:style-name="P122"><text:span text:style-name="Source_20_Text"><text:span text:style-name="T131"><text:s text:c="6"/>altpll_component.clk1_multiply_by = `PLL_MUL,</text:span></text:span></text:p>
      <text:p text:style-name="P122"><text:span text:style-name="Source_20_Text"><text:span text:style-name="T131"><text:s text:c="6"/>altpll_component.clk1_phase_shift = "5000",</text:span></text:span></text:p>
      <text:p text:style-name="P122"><text:span text:style-name="Source_20_Text"><text:span text:style-name="T131"><text:s text:c="6"/>altpll_component.clk2_divide_by = 4,</text:span></text:span></text:p>
      <text:p text:style-name="P122"><text:span text:style-name="Source_20_Text"><text:span text:style-name="T131"><text:s text:c="6"/>altpll_component.clk2_duty_cycle = 50,</text:span></text:span></text:p>
      <text:p text:style-name="P122"><text:span text:style-name="Source_20_Text"><text:span text:style-name="T131"><text:s text:c="6"/>altpll_component.clk2_multiply_by = 1,</text:span></text:span></text:p>
      <text:p text:style-name="P122"><text:span text:style-name="Source_20_Text"><text:span text:style-name="T131"><text:s text:c="6"/>altpll_component.clk2_phase_shift = "0"</text:span></text:span></text:p>
      <text:p text:style-name="P121">Файл описания pll — ip-components/pll.v</text:p>
      <text:p text:style-name="P41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<text:span text:style-name="T61">КСМ</text:span> для формирования <text:span text:style-name="T48">видео</text:span>сигнала VGA. Если ваша плата имеет генератор другой частоты, то 50 М<text:span text:style-name="T48">Г</text:span>ц <text:span text:style-name="T130">также </text:span>придется синтезировать с помощью PLL.</text:p>
      <text:h text:style-name="Heading_20_2" text:outline-level="2"><text:bookmark-start text:name="__RefHeading___Toc2512_4057012577"/>7.3. Схема управления цветами VGA DAC<text:bookmark-end text:name="__RefHeading___Toc2512_4057012577"/></text:h>
      <text:p text:style-name="P97">Модуль topboard обеспечивает 3 однобитных сигнала, включающих соответствующий цвет: vgared, vgagreen, vgablue. </text:p>
      <text:p text:style-name="P42">В зависимости от подключения разъема VGA <text:span text:style-name="T132">на конкретной FPGA-плате требуется создание схемы, преобразующий эти однобитные цвета в многобитную шину, поступающую на вход каждого из видео-ЦАП, например:</text:span></text:p>
      <text:p text:style-name="P42"/>
      <text:p text:style-name="P103"><text:span text:style-name="Source_20_Text"><text:span text:style-name="T103">// выбор яркости каждого цвета <text:tab/></text:span></text:span></text:p>
      <text:p text:style-name="P103"><text:span text:style-name="Source_20_Text"><text:span text:style-name="T103">assign vgag = (vgagreen == 1'b1) ? 6'b1</text:span></text:span><text:span text:style-name="Source_20_Text"><text:span text:style-name="T104">1</text:span></text:span><text:span text:style-name="Source_20_Text"><text:span text:style-name="T103">1111 : 6'b000000 ;</text:span></text:span></text:p>
      <text:p text:style-name="P103"><text:span text:style-name="Source_20_Text"><text:span text:style-name="T103">assign vgab = (vgablue == 1'b1) ? 5'b11111 : 5'b00000 ;</text:span></text:span></text:p>
      <text:p text:style-name="P103"><text:span text:style-name="Source_20_Text"><text:span text:style-name="T103">assign vgar = (vgared == 1'b1) ? 5'b11111 : 5'b00000 </text:span></text:span><text:span text:style-name="Source_20_Text">;</text:span></text:p>
      <text:p text:style-name="P103"><text:span text:style-name="Source_20_Text"/></text:p>
      <text:p text:style-name="P88">Если на вашей плате разрядность ЦАП другая, эт<text:span text:style-name="T132">у</text:span> <text:span text:style-name="T132">схему</text:span> необходимо поправить под ваши нужды. <text:s/><text:span text:style-name="T132">Если </text:span>ЦАП вообще отсутствует <text:span text:style-name="T132">и линии R, G, B разъема VGA подключены непосредственно к портам FPGA, то преобразователь вообще не требуется.</text:span></text:p>
      <text:h text:style-name="Heading_20_1" text:outline-level="1"><text:bookmark-start text:name="__RefHeading___Toc957_3542811393"/><text:span text:style-name="T132">8</text:span>. Соединительный модуль верхнего уровня.<text:bookmark-end text:name="__RefHeading___Toc957_3542811393"/></text:h>
      <text:p text:style-name="Standard">Модуль topboard — это, по сути, соединительная панель (корзина), к которой подключаются остальные модули. Именно так были устроены и оригинальные ЭВМ — <text:span text:style-name="T66">процессор и вся периферия находится на отдельных платах, а </text:span>корзина обеспе<text:span text:style-name="T66">чивает их питанием и соединяет в общую шину МПИ.</text:span></text:p>
      <text:p text:style-name="P32">В данном проекте соединительная плата topboard обеспечивает общую шину Wishbone, а также содержит ряд вспомогательных компонентов:</text:p>
      <text:p text:style-name="Standard"/>
      <text:list xml:id="list211901563032710" text:continue-list="list211902810057723" text:style-name="List_20_1">
        <text:list-item>
          <text:p text:style-name="P166">Генератор системных сбросов (DCLO и ACLO)</text:p>
        </text:list-item>
        <text:list-item>
          <text:p text:style-name="P167">Схема формирования сигналов выбора каждого периферийного устройства (xxx_stb)</text:p>
        </text:list-item>
        <text:list-item>
          <text:p text:style-name="P166">Контроллер динамической памяти SDRAM</text:p>
        </text:list-item>
        <text:list-item>
          <text:p text:style-name="P166">Контролллер прерываний</text:p>
        </text:list-item>
        <text:list-item>
          <text:p text:style-name="P166">Арбитр DMA и коммутатор <text:span text:style-name="T67">источника </text:span>сигналов шины Wishbone.</text:p>
        </text:list-item>
        <text:list-item>
          <text:p text:style-name="P166">Арбитр доступа к SD-карте</text:p>
        </text:list-item>
        <text:list-item>
          <text:p text:style-name="P166">Формирователь сигналов управления видео-ЦАП VGA</text:p>
        </text:list-item>
        <text:list-item>
          <text:p text:style-name="P166"><text:soft-page-break/>Коммутатор линий последовательных портов.</text:p>
        </text:list-item>
        <text:list-item>
          <text:p text:style-name="P167">ПЗУ с резидентной программой пользователя (отключаемое)</text:p>
        </text:list-item>
      </text:list>
      <text:p text:style-name="P32">Состав включаемых в соединительную плату устройств определяется файлом конфигурации config.v. В конфигурацию обязательно включается одна процессорная плата, контроллер SDRAM, один последовательный порт (системная консоль). Все остальные компоненты являются необязательными и подключаются в схему при необходимости.</text:p>
      <text:p text:style-name="P98">Соединительная плата обеспецивает унифицированный интерфейс, не зависящий от примененных FPGA. Согласованием с конкретной платой занимается интерфейсный модуль.</text:p>
      <text:h text:style-name="Heading_20_2" text:outline-level="2"><text:bookmark-start text:name="__RefHeading___Toc968_3052246318"/><text:span text:style-name="T132">8</text:span>.<text:span text:style-name="T132">1</text:span>. ПЗУ пользователя.<text:bookmark-end text:name="__RefHeading___Toc968_3052246318"/></text:h>
      <text:p text:style-name="P32">Как и в оригинальных микро-ЭВМ, в этом проекте предусмотрено подключение ПЗУ пользователя в адресное пространство 140000-157777 вместо соответствующего банка ОЗУ. В <text:s/>ЭВМ ДВК-1 в этом ПЗУ штатно размещался интерпретатор бейсика или фокала, что позволяло использовать ЭВМ в полностью бездисковой конфигурации. В остальных машинах на процессорной плате предусмотрена пустая колодка для установки ПЗУ пользователя.</text:p>
      <text:p text:style-name="P117"><text:span text:style-name="T68">В этом проекте для фомирования этого ПЗУ предусмотрена мегафункция altsyncram с именем userrom. </text:span>Для включения ПЗУ в конфигурацию в файле config.v надо раскомментировать строчку <text:s/>`define userrom, и указать имя mif-файла с загружаемым образом ПЗУ. В каталоге rom/ лежат готовые к использованию образы ПЗУ 013 (basic) и 058 (focal).</text:p>
      <text:h text:style-name="Heading_20_2" text:outline-level="2"><text:bookmark-start text:name="__RefHeading___Toc971_3052246318"/><text:span text:style-name="T132">8</text:span>.2 Генератор сбросов<text:bookmark-end text:name="__RefHeading___Toc971_3052246318"/></text:h>
      <text:p text:style-name="P32">Этот модуль вырабатыват согласованную пару сигналов, предназначенных для сброса процессорного ядра — ACLO и DCLO. Входным сигналом, приводящим к сбросу, является кнопка сброса sw[0], а также сигнал готовности PLL <text:span text:style-name="T69">и SDRAM</text:span> — процессор запускается только после выхода PLL <text:span text:style-name="T69">и динамической памяти </text:span>в рабочий режим.</text:p>
      <text:p text:style-name="Standard">Кроме сигнала сброса процессора, модуль также формирует сигнал сброса динамической памяти. Этот сигнал формируется только на основе кнопки и готовности PLL.</text:p>
      <text:h text:style-name="Heading_20_2" text:outline-level="2"><text:bookmark-start text:name="__RefHeading___Toc973_3052246318"/>8.3 Контроллер прерываний<text:bookmark-end text:name="__RefHeading___Toc973_3052246318"/></text:h>
      <text:p text:style-name="P32">Контроллер прерываний реализует механизм векторных прерываний процессора. По сигналу запроса IRQ, выданному одинм из периферийных устройств, модуль выдает процессору сигнал векторного прерываний VM_VIRQ, затем выставляет на шину соответствующий устройству вектор прерывания, и передает прерывающему периферийному устройству сигнал подтверждения прерываний IACK.</text:p>
      <text:p text:style-name="P117">Все адреса векторов передаются через входную шину IVEC, представляющую собой массив 16-разрядных чисел. В этот список можно дописывать и новые векторы, если в схему добавляются новые модули, требующие обслуживания прерывания. Параметр N модуля определяет количество обслуживаемых им векторов.</text:p>
      <text:h text:style-name="Heading_20_2" text:outline-level="2"><text:bookmark-start text:name="__RefHeading___Toc975_3052246318"/>8.4. Арбитр DMA<text:bookmark-end text:name="__RefHeading___Toc975_3052246318"/></text:h>
      <text:p text:style-name="P32">Арбитр предназначен для обслуживания запросов прямого доступа к памяти (DMA), поступающих со стороны периферийных устройств.</text:p>
      <text:p text:style-name="P117">Любое устройство на шине может взять управление шиной на себя, и производить обмен данными с памятью и другими периферийными устройствами без участия процессора. Для этого устройство выставляет запрос <text:span text:style-name="T70">DMA_REQ. В ответ на это запрос арбитр дожидается окончания текущей транзакции на шине, после чего снимает сигнал CPU_GNT, запрещая тем самым процессору работать с шиной. Точнее говоря, этот сигнал отключает внутренний </text:span><text:soft-page-break/><text:span text:style-name="T70">таймер шины в процессоре и бесконечно растягивает следующую транзакцию. После этого арбитр выдает запрашивающему устройству ответ DMA_ACK, по которому устройство берет на себя управление шиной. Шинные мультиплексоры отключают процессор от шины, и подключают вместо него запрашивающее устройство.</text:span></text:p>
      <text:p text:style-name="P117">По окончании DMA-обмена <text:span text:style-name="T71">устройство снимает сигнал DMA_REQ, процессор вновь подключается к шине и продолжает работу.</text:span></text:p>
      <text:h text:style-name="Heading_20_2" text:outline-level="2"><text:bookmark-start text:name="__RefHeading___Toc977_3052246318"/>8.5 <text:s/>Арбитр SD-карты.<text:bookmark-end text:name="__RefHeading___Toc977_3052246318"/></text:h>
      <text:p text:style-name="P39">Арбитр SD-карты позволяет всем дисковым контроллерам использовать одну и ту же SD-карту для хранения дисковых массивов. При этом каждому контроллеру выделяется отдельный участок в пространстве блоков SD-карты.</text:p>
      <text:p text:style-name="P32">Дисковый контроллер, желающий получить доступ к карте, выставляет запрос SDREQ. Арибтр проверяет, не занята ли карта обменом с другим контроллером, и, если карта свободна, подключает ее к запрашивающему доступ контроллеру, и сигнализирует об этом ответом SDACK. <text:span text:style-name="T72">По окончании работы с картой контроллер снимает запрос SDREQ, арбитр отключает карту от контроллера и переходит в состояние ожидания очередного запроса. Если на момент поступления запроса карта занята другим контроллером, запрос ставится в очередь и будет обслужен сразу после освобождения карты.</text:span></text:p>
      <text:p text:style-name="P46">В схеме существует один дисковый контроллер, к которому карта подключается по умолчанию, если нет других активных запросов. Этот контроллер производит инициализацию карты. Таким контроллером по умолчанию может быть объявлен любой из дисковых контроллеров.</text:p>
      <text:p text:style-name="P46"/>
      <text:h text:style-name="Heading_20_2" text:outline-level="2"><text:bookmark-start text:name="__RefHeading___Toc979_3052246318"/>8.6. <text:span text:style-name="T66">Формирователь сигналов управления видео-ЦАП VGA</text:span><text:bookmark-end text:name="__RefHeading___Toc979_3052246318"/></text:h>
      <text:p text:style-name="P46">Как правило, на отладочных FPGA-платах, имеющих VGA-разъем, установлен ЦАП для каждого из цветовых сигналов. Обычно такой ЦАП имеет 4-5 разрядов, и нужен для управления яркост<text:span text:style-name="T121">ь</text:span>ю каждого из цветов. Поскольку в данном проекте видеосигналы не используют градации яркости, на видео-ЦАП подаются фиксированные значения — 0 для темной точки и некоторая величина (обычно — максимальная, типа 5<text:span text:style-name="T24">'</text:span>b11111) для светлой точки. </text:p>
      <text:p text:style-name="P46">Схема <text:span text:style-name="T73">формирователя</text:span> зависит от разрядности ЦАП на конкретной плате и может потребовать коррекции при адаптации проекта. <text:span text:style-name="T73">Вот пример формирователя для 6-битного зеленого и 5-битных красного и синего сигналов:</text:span></text:p>
      <text:p text:style-name="P46"/>
      <text:p text:style-name="P102">assign vgag = (vgagreen == 1'b1) ? 6'b111111 : 6'b000000 ;</text:p>
      <text:p text:style-name="P102">assign vgab = (vgablue == 1'b1) ? 5'b11111 : 5'b00000 ;</text:p>
      <text:p text:style-name="P102">assign vgar = (vgared == 1'b1) ? 5'b11110 : 5'b00000 ;</text:p>
      <text:p text:style-name="P101"/>
      <text:p text:style-name="P47">Шины vgar, vgag, vgab — это выходные порты модуля topboard, подключаемые к видео-ЦАП на плате.</text:p>
      <text:p text:style-name="P47"/>
      <text:h text:style-name="Heading_20_2" text:outline-level="2"><text:bookmark-start text:name="__RefHeading___Toc983_3052246318"/>8.7. <text:span text:style-name="T66">Коммутатор линий последовательных портов.</text:span><text:bookmark-end text:name="__RefHeading___Toc983_3052246318"/></text:h>
      <text:p text:style-name="P48">Это устройство управляет подключением выходных линий модулей ИРПС1 и ИРПС2. По умолчанию, ИРПС1 подключен к терминальному модулю КСМ, а ИРПС2 — к выходным портам платы irps_txd и irps_rxd. С помощью переключаетя sw_<text:span text:style-name="T133">console</text:span> есть возможность поменять <text:s/>эти сигналы местами — тогда ИРПС2 подключается к терминалу, а ИРПС1 — к внешним портам. Это нужно, например, для вывода консольного терминала на последовательный порт PC, чтобы использовать в качестве консоли запущенную на PC терминальную программу.</text:p>
      <text:p text:style-name="P48"><text:soft-page-break/>Кроме этого, данное устройство управляет скоростью последовательных портов. Скорость ИРПС, подключенной к терминалу <text:span text:style-name="T121">КСМ</text:span>, определяется самим модулем <text:span text:style-name="T121">КСМ</text:span> (и может изменяться кнопками F5/F6 клавиатуры КСМ). Скорость другого порта ИРПС фиксирована и задается в файле конфигурации config.v.</text:p>
      <text:h text:style-name="Heading_20_1" text:outline-level="1"><text:bookmark-start text:name="__RefHeading___Toc985_3052246318"/>9. Процессорные платы.<text:bookmark-end text:name="__RefHeading___Toc985_3052246318"/></text:h>
      <text:p text:style-name="P6">В состав проекта включены 4 процессорные плат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7">Плата</text:p>
            </table:table-cell>
            <table:table-cell table:style-name="Таблица2.A1" office:value-type="string">
              <text:p text:style-name="P7">Процессор</text:p>
            </table:table-cell>
            <table:table-cell table:style-name="Таблица2.A1" office:value-type="string">
              <text:p text:style-name="P7">ЭВМ</text:p>
            </table:table-cell>
            <table:table-cell table:style-name="Таблица2.D1" office:value-type="string">
              <text:p text:style-name="P7">Тактовая частота</text:p>
            </table:table-cell>
          </table:table-row>
        </table:table-header-rows>
        <table:table-row>
          <table:table-cell table:style-name="Таблица2.A2" office:value-type="string">
            <text:p text:style-name="P6">МС1201.01</text:p>
          </table:table-cell>
          <table:table-cell table:style-name="Таблица2.A2" office:value-type="string">
            <text:p text:style-name="P6">К1801ВМ1</text:p>
          </table:table-cell>
          <table:table-cell table:style-name="Таблица2.A2" office:value-type="string">
            <text:p text:style-name="P6">ДВК-1,ДВК-2</text:p>
          </table:table-cell>
          <table:table-cell table:style-name="Таблица2.D2" office:value-type="string">
            <text:p text:style-name="P6">100 Мгц</text:p>
          </table:table-cell>
        </table:table-row>
        <table:table-row>
          <table:table-cell table:style-name="Таблица2.A2" office:value-type="string">
            <text:p text:style-name="P6">МС1201.02</text:p>
          </table:table-cell>
          <table:table-cell table:style-name="Таблица2.A2" office:value-type="string">
            <text:p text:style-name="P6">К1801ВМ2</text:p>
          </table:table-cell>
          <table:table-cell table:style-name="Таблица2.A2" office:value-type="string">
            <text:p text:style-name="P6">ДВК-3</text:p>
          </table:table-cell>
          <table:table-cell table:style-name="Таблица2.D2" office:value-type="string">
            <text:p text:style-name="P6">100 Мгц</text:p>
          </table:table-cell>
        </table:table-row>
        <table:table-row>
          <table:table-cell table:style-name="Таблица2.A2" office:value-type="string">
            <text:p text:style-name="P6">МС1260</text:p>
          </table:table-cell>
          <table:table-cell table:style-name="Таблица2.A2" office:value-type="string">
            <text:p text:style-name="P6">М2 (LSI-11)</text:p>
          </table:table-cell>
          <table:table-cell table:style-name="Таблица2.A2" office:value-type="string">
            <text:p text:style-name="P6">Электроника-60</text:p>
          </table:table-cell>
          <table:table-cell table:style-name="Таблица2.D2" office:value-type="string">
            <text:p text:style-name="P6">100 Мгц</text:p>
          </table:table-cell>
        </table:table-row>
        <table:table-row>
          <table:table-cell table:style-name="Таблица2.A2" office:value-type="string">
            <text:p text:style-name="P6">МС1280</text:p>
          </table:table-cell>
          <table:table-cell table:style-name="Таблица2.A2" office:value-type="string">
            <text:p text:style-name="P6">М4 (LSI-11M)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D2" office:value-type="string">
            <text:p text:style-name="P6">50 МГц</text:p>
          </table:table-cell>
        </table:table-row>
      </table:table>
      <text:p text:style-name="P6"/>
      <text:p text:style-name="P49">В схему может быть включена только одна плата из всех возможных.</text:p>
      <text:p text:style-name="P49"/>
      <text:p text:style-name="P50">Каждая процессорная плата, кроме собственно процессорного ядра, также содержит некоторые вспомогательные компоненты:</text:p>
      <text:p text:style-name="P50"/>
      <text:list xml:id="list211901739795444" text:continue-numbering="true" text:style-name="List_20_1">
        <text:list-item>
          <text:p text:style-name="P138">Интервальный таймер, вызывающий прерывания процессора с частотой 50 Гц.</text:p>
        </text:list-item>
        <text:list-item>
          <text:p text:style-name="P138">Схему управления таймером.</text:p>
        </text:list-item>
        <text:list-item>
          <text:p text:style-name="P138">Схему замедления процессора, позволяющую снизить производительность процессора до уровня оригинальной платы, не изменяя тактовую частоту общей шины.</text:p>
        </text:list-item>
        <text:list-item>
          <text:p text:style-name="P138">Теневое ПЗУ с отладочным монитором и набором загрузчиков.</text:p>
        </text:list-item>
      </text:list>
      <text:p text:style-name="P50"/>
      <text:p text:style-name="P52">Интервальный таймер генерирует импульс шириной в один период тактовой частоты шины, повторяющийся с частотой 50 Гц. Этот сигнал подается на вход таймерного прерывания процессора и используется для организации системных часов. Схема управления таймером позволяет включать и выключать эти прерывания <text:span text:style-name="T75">кнопкой bt_timer </text:span>(как и в оригинальных микроЭВМ — переключатель или кнопка «таймер»).</text:p>
      <text:p text:style-name="P52">Кроме таймерного прерывания, предусмотрено прерывание пультового режима, вызываемое по кнопке <text:span text:style-name="T133">bt_halt</text:span>. В оригинальных микро-ЭВМ эту функцию выполнял переключатель «программа-пульт». По этому прерыванию прекращается работа основной программы, и управление передается встроенному в ПЗУ или микрокод процессора монитору-отладчику.</text:p>
      <text:h text:style-name="Heading_20_2" text:outline-level="2"><text:bookmark-start text:name="__RefHeading___Toc997_3052246318"/><text:span text:style-name="T132">9</text:span>.1. Плата МС1201.01<text:bookmark-end text:name="__RefHeading___Toc997_3052246318"/></text:h>
      <text:p text:style-name="P51">Эта плата основана на процессоре КР1801ВМ1. <text:span text:style-name="T78">Процессор не поддерживает команд FIS, а из EIS поддерживает только команду MUL, из-за чего RT-11 ошибочно полагает наличие полной поддержки EIS.</text:span></text:p>
      <text:p text:style-name="P51"><text:span text:style-name="T79">Плата</text:span> содержит 64Кб ОЗУ, разбитых на 8 банков, причем банк 7 исключен из адресного пространства пользователя (на его месте находится страница ввода-вывода)</text:p>
      <text:p text:style-name="P52">На плате имеется специальный регистр начального пуска, содержимое младших двух бит которого определяет режим запуска ЭВМ. Возможен запуск с выходом в монитор-отладчик, автозагрузка с гибкого диска, или запуск программы из ПЗУ пользователя. Другие биты этого регистра управляют <text:span text:style-name="T75">картой адресного пространства, и определяют начальный адрес запуска (адрес расположения ПЗУ монитора в адресном пространстве).</text:span></text:p>
      <text:p text:style-name="P53"><text:soft-page-break/>По умолчанию, после включения питания, прерывания от таймера разрешены, и нажатие кнопки сброса не изменяет состояние таймера.</text:p>
      <text:p text:style-name="P53">ПЗУ монитора содержит единственный загрузчик с гибких дисков DX (ГМД-70). Загрузка возможна с любого из <text:span text:style-name="T76">дисков DX0 или DX1 и </text:span>производится командами D0 и D1. <text:span text:style-name="T76">Загрузиться с остальных типов дисков можно только из-под уже загруженной с DX операционной системы, или введя загрузчик в память командами монитора.</text:span></text:p>
      <text:p text:style-name="P53">На этой плате основывались микроЭВМ ДВК-1 и ДВК-2. В качестве ПЗУ с монитором использовалось ПЗУ 1801РЕ2-000. ДВК-1 штатно комплектовались дополнительным пользовательским ПЗУ с Бейсиком (1801РЕ2-013) или Фокалом (1801РЕ2-057). Образы всех этих ПЗУ лежат в каталоге rom/. </text:p>
      <text:p text:style-name="P36"><text:span text:style-name="T76">В отличие от ДВК-3, машины ДВК-1 или ДВК-2 комплектовались не контроллером КСМ, а аппаратным фрязинским терминалом 15ИЭ-00-013. Однако и КСМ, и фрязинский дисплей полностью совместимы с DEC VT52, и именно в этом режиме эксплуатировалось подавляющее большинство программного обеспечения. Те, кому нужен именно фрязинский дисплей, могут заменить контроллер КСМ на аппратный терминал </text:span><text:a xlink:type="simple" xlink:href="https://github.com/forth32/vt52" text:style-name="Internet_20_link" text:visited-style-name="Visited_20_Internet_20_Link"><text:span text:style-name="T76">https://github.com/forth32/vt52</text:span></text:a><text:span text:style-name="T76">. При этом потеряется возможность использовать графический модуль КГД.</text:span></text:p>
      <text:p text:style-name="P50"/>
      <text:h text:style-name="Heading_20_2" text:outline-level="2"><text:bookmark-start text:name="__RefHeading___Toc999_3052246318"/>9.2. Плата МС1201.02<text:bookmark-end text:name="__RefHeading___Toc999_3052246318"/></text:h>
      <text:p text:style-name="P56">Эта плата основана <text:s/><text:span text:style-name="T74">на процессоре КР1801ВМ</text:span>2. <text:span text:style-name="T79">Процессор полностью поддерживает набор команд EIS, а команды FIS эмулирует с помощью подпрограмм теневого ПЗУ.</text:span></text:p>
      <text:p text:style-name="P56">Как и предыдущая, эта плата содержит 64Кб ОЗУ, из которых пользователю доступны 56К.</text:p>
      <text:p text:style-name="P53">Также имеется регистр начального пуска, но режим запуска определяется уже <text:span text:style-name="T76">тремя битами, и, соответственно, имеется 8 режимов запуска. Процессор 1801ВМ2 имеет полноценную аппаратную поддержку теневого режима, поэтому специальных регистров для управления картой памяти не требуется. Режим процессора определяется сигналом SEL, в wishbone-ядре представленным в виде дополнительной адресной линии wb_adr[16].</text:span></text:p>
      <text:p text:style-name="P54">По умолчанию, после включения питания, прерывания от таймера разрешены, и нажатие кнопки сброса не изменяет состояние таймера.</text:p>
      <text:p text:style-name="P57">На плате штатно устанавливалось ПЗУ 1801РЕ2-055. Существует также <text:span text:style-name="T121">обновлен</text:span>ная версия этого ПЗУ — 279, имеющая расширенный набор команд <text:span text:style-name="T121">и дополнительные загрузчики</text:span>. Каждое из этих ПЗУ имеет в себе богатый набор загрузчиков и поддерживает загрузку с любого из имеющихся в проекте дисков (за исключением загрузчика MY, имеющегося только в ПЗУ 279). Загрузка системы производится командой B, в ответ на приглашение «<text:span text:style-name="T24">¤» следует набрать имя и номер загружаемого устройства.</text:span></text:p>
      <text:p text:style-name="P58"><text:span text:style-name="T24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</text:span><text:span text:style-name="T25">запускает</text:span><text:span text:style-name="T24"> чтение диска RK, начиная с </text:span><text:span text:style-name="T26">сектора 0, но читает не один 512-байтовый блок, а два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85">На этой плате основана микро-ЭВМ ДВК-3.</text:p>
      <text:h text:style-name="Heading_20_2" text:outline-level="2"><text:bookmark-start text:name="__RefHeading___Toc1001_3052246318"/>9.3. Плата МС1260<text:bookmark-end text:name="__RefHeading___Toc1001_3052246318"/></text:h>
      <text:p text:style-name="P37">Эта плата основана на секционном процессоре М2 <text:span text:style-name="T121">(его прототип — DEC LSI-11)</text:span>. Процессор этот имеет внешнее ПЗУ микрокода, и позволяет подключать дополнительный пользовательский микрокод. Монитор-отладчик также реализован на уровне микрокода, и <text:soft-page-break/>дополнительные ПЗУ в адресном пространстве отсутствуют. <text:span text:style-name="T77">Соответственно, нет ни теневого режима процессора, ни каких-либо переключений карты памяти. Процессор аппаратно поддерживает наборы команд EIS и FIS.</text:span></text:p>
      <text:p text:style-name="P60">Как и на всех других платах, нижние 56Кб адресного пространства заняты <text:span text:style-name="T121">модулем</text:span> динамической памяти, а в<text:span text:style-name="T121">ы</text:span>ше находится страница ввода-вывода.</text:p>
      <text:p text:style-name="P59">Плата имеет 4 режима пуска, из которых практическую пользу имеет только один режим — запуск монитора-отладчика. </text:p>
      <text:p text:style-name="P55">По умолчанию, после включения питания, прерывания от таймера <text:span text:style-name="T77">запрещ</text:span>ены, и нажатие кнопки сброса <text:span text:style-name="T77">запрещает прерывания от</text:span> таймера. <text:span text:style-name="T77">Это сделано потому, что разрешенные таймерные прерывания вызывают сбой в загрузке операционной системы. Таймер можно включить после окончания загрузки ОС для работы системных часов.</text:span></text:p>
      <text:p text:style-name="P59">Встроенный в микрокод монитор не имеет каких-либо загрузчиков, <text:span text:style-name="T122">кроме перфоленточного, </text:span>и загрузку с диска можно произвести только введя в память дамп загрузчика, используя команды монитора.</text:p>
      <text:p text:style-name="P59">На этой плате основана микро-ЭВМ Электроника-60, которая, в основном, использовалась в различных управляющих системах. В качестве полноценной настольной ЭВМ она использовалась крайне редко, если вообще когда-либо использовалась.</text:p>
      <text:p text:style-name="P59"/>
      <text:h text:style-name="Heading_20_2" text:outline-level="2"><text:bookmark-start text:name="__RefHeading___Toc1003_3052246318"/>9.4. Плата МС1280<text:bookmark-end text:name="__RefHeading___Toc1003_3052246318"/></text:h>
      <text:p text:style-name="P61">Эта плата основана на секционном процессоре М4 <text:span text:style-name="T122">(прототип — DEC LSI-11M)</text:span>. В отличие от всех предыдущих плат, это процессорное ядро работает на более низкой тактовой частоте — <text:span text:style-name="T132">для Cyclone 4 используется </text:span>50 Мгц. В остальном эта плата схемотехнически аналогична МС1260. </text:p>
      <text:p text:style-name="P61">Какие ЭВМ собирались на этой плате — мне неизвестно.</text:p>
      <text:p text:style-name="P59"/>
      <text:h text:style-name="Heading_20_1" text:outline-level="1"><text:bookmark-start text:name="__RefHeading___Toc987_3052246318"/><text:span text:style-name="T132">10. </text:span>Дисковая подсистема<text:bookmark-end text:name="__RefHeading___Toc987_3052246318"/></text:h>
      <text:p text:style-name="P32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28"/>
      <text:h text:style-name="Heading_20_2" text:outline-level="2"><text:bookmark-start text:name="__RefHeading___Toc1006_3052246318"/><text:span text:style-name="T132">10.1. </text:span>Распределение адресов на SD-карте<text:bookmark-end text:name="__RefHeading___Toc1006_3052246318"/></text:h>
      <text:p text:style-name="P26">Карта распределения адресов блоков SD-карты под образы дисков, используемая в данном проекте, описана в файле card-layout.ods.</text:p>
      <text:p text:style-name="P33">Все <text:span text:style-name="T37">четыре</text:span> <text:span text:style-name="T4">дисковых </text:span>контроллера разделяют одну и ту же карту. Набор из 8 дисков RK, одного диска DW, двух дисков DX <text:span text:style-name="T37">и 4 дисков MY </text:span>образует дисковый банк размером 128 Мб. <text:span text:style-name="T21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4 банка, переключаемые с помощью sw_diskbank, но при желании минимальным изменением схемы этих банков можно наплодить сколько влезет на карту. </text:span></text:p>
      <text:p text:style-name="P44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<text:soft-page-break/>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34">Для записи образов дисков на SD-карту используется программа sd-store, а для извлечения образов с карты – программа sd-extract. <text:span text:style-name="T37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43">Карта распределения адресов блоков хранится в файле <text:s/>devtable.h.</text:span></text:p>
      <text:p text:style-name="P34">Также, для облегчения начального запуска проекта, в каталоге disk лежит полный образ дискового банка в файле initdisk.img. Этот образ содержит в себе:</text:p>
      <text:p text:style-name="P27"/>
      <text:list xml:id="list211903251189019" text:continue-numbering="true" text:style-name="List_20_1">
        <text:list-item>
          <text:p text:style-name="P161">полный дистрибутив RT-11 v5.4 на диске DW0, </text:p>
        </text:list-item>
        <text:list-item>
          <text:p text:style-name="P161">загрузочный диск RT-11 v5.4 на RK0 и DX0, </text:p>
        </text:list-item>
        <text:list-item>
          <text:p text:style-name="P161">загрузочный образ XXDP 2.5 на диске RK1,</text:p>
        </text:list-item>
        <text:list-item>
          <text:p text:style-name="P162">загрузочный диск RT-11 v5.1 и набор игр и графических программ на MY0</text:p>
        </text:list-item>
        <text:list-item>
          <text:p text:style-name="P148"><text:span text:style-name="T12">ФОДОС-ТМОС на диске </text:span><text:span text:style-name="T13">MY</text:span><text:span text:style-name="T14">1</text:span><text:span text:style-name="T13"> и </text:span><text:span text:style-name="T12">RK2. </text:span></text:p>
        </text:list-item>
      </text:list>
      <text:p text:style-name="P27">В систему встроен драйвер DW, разбивающий HDD на 4 одинаковых диска по 16 Мб (можно при желании переразбить диск командой set dw part). На дисках RK0 и DW0 лежат исходные тексты драйвера DW.MAC и командный файл DWBLD.COM для сборки драйвера под конкретную систему.</text:p>
      <text:p text:style-name="P27"><text:span text:style-name="T22">С</text:span>тартовый набор <text:span text:style-name="T22">initdisk.img </text:span>можно прямо записать на SD-карту с нулевого блока командой </text:p>
      <text:p text:style-name="P27"/>
      <text:p text:style-name="P100">dd if=initdisk.img of=/dev/sdx</text:p>
      <text:p text:style-name="P100"/>
      <text:p text:style-name="P25">где sdx – имя устройства SD-карты, например <text:span text:style-name="T9">/dev/sdc</text:span><text:span text:style-name="T8">. </text:span><text:span text:style-name="T9">Установив записанную карту в плату, можно произ</text:span><text:span text:style-name="T11">в</text:span><text:span text:style-name="T9">ести загрузку </text:span><text:span text:style-name="T10">системы </text:span><text:span text:style-name="T9">командой монитора B с устройств DX0, RK0, RK1, MY0.</text:span></text:p>
      <text:h text:style-name="Heading_20_2" text:outline-level="2"><text:bookmark-start text:name="__RefHeading___Toc1008_3052246318"/><text:span text:style-name="T132">10.2. </text:span>SDSPI<text:bookmark-end text:name="__RefHeading___Toc1008_3052246318"/></text:h>
      <text:p text:style-name="P32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два 512-байтовых буфера – буфер чтения и буфер записи и умеет производить 2 простейших операции – прочитать блок с карты в буфер и записать блок из буфера на карту. Работа с буферами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32"><text:span text:style-name="T52">Модуль может работать в двух режимах — ведущего и ведомого.</text:span> <text:span text:style-name="T52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контроллеру из всех. К остальным дисковым контроллерам подключается SDSPI в режиме 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32"><text:soft-page-break/>Любой из дисков <text:span text:style-name="T52">RK, </text:span>DX, <text:span text:style-name="T38">MY</text:span> или DW также можно вынести на отдельную SD-карту. Для этого <text:span text:style-name="T52">порту sdmode контроллера следует присвоить значение 1, а порты sdcard_cs, sdcard_mosi, sdcard_miso, sdcard_sclk подключить к соответствующим выводам отдельной sd-карты. </text:span>Линии sdreq (запрос доступа к карте) и sdack (подтверждение доступа) в этом случае надо просто замкнуть друг на друга.</text:p>
      <text:h text:style-name="Heading_20_2" text:outline-level="2"><text:bookmark-start text:name="__RefHeading___Toc1010_3052246318"/><text:span text:style-name="T132">10.3. </text:span>Модули дисковых контроллеров.<text:bookmark-end text:name="__RefHeading___Toc1010_3052246318"/></text:h>
      <text:p text:style-name="P32">Каждый дисковый контроллер представлен отдельным модулем, подключаемым к общей шине wishbone и диспетчеру SD-карты (или реальной карте). <text:span text:style-name="T39">Имеются следующие дисковые модули:</text:span></text:p>
      <text:list xml:id="list211901929628574" text:continue-numbering="true" text:style-name="List_20_1">
        <text:list-item>
          <text:p text:style-name="P168">rk11.v — контроллер дисков RK11 (RK:)</text:p>
        </text:list-item>
        <text:list-item>
          <text:p text:style-name="P168">rx01.v — контроллер 8-дюймового дисковода RX01 (DX:)</text:p>
        </text:list-item>
        <text:list-item>
          <text:p text:style-name="P168"><text:span text:style-name="T44">fdd</text:span>-my.v — контроллер 5-дюймового дисковода (MY:)</text:p>
        </text:list-item>
        <text:list-item>
          <text:p text:style-name="P168">dw.v — контроллер жесткого диска RD50C (DW:)</text:p>
        </text:list-item>
      </text:list>
      <text:p text:style-name="P32">Любой из этих контроллеров можно безболезненно выкинуть из схемы за ненадобностью. </text:p>
      <text:p text:style-name="P32"/>
      <text:p text:style-name="P99">Сводная таблица дисковых контроллеров</text:p>
      <table:table table:name="Таблица1" table:style-name="Таблица1">
        <table:table-column table:style-name="Таблица1.A" table:number-columns-repeated="5"/>
        <table:table-header-rows>
          <table:table-row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104">RK</text:p>
            </table:table-cell>
            <table:table-cell table:style-name="Таблица1.A1" office:value-type="string">
              <text:p text:style-name="P104">DX</text:p>
            </table:table-cell>
            <table:table-cell table:style-name="Таблица1.A1" office:value-type="string">
              <text:p text:style-name="P104">MY</text:p>
            </table:table-cell>
            <table:table-cell table:style-name="Таблица1.E1" office:value-type="string">
              <text:p text:style-name="P104">DW</text:p>
            </table:table-cell>
          </table:table-row>
        </table:table-header-rows>
        <table:table-row>
          <table:table-cell table:style-name="Таблица1.A2" office:value-type="string">
            <text:p text:style-name="P105">Емкость, блоков</text:p>
          </table:table-cell>
          <table:table-cell table:style-name="Таблица1.A2" office:value-type="string">
            <text:p text:style-name="P112">4872</text:p>
          </table:table-cell>
          <table:table-cell table:style-name="Таблица1.A2" office:value-type="string">
            <text:p text:style-name="P109">475</text:p>
          </table:table-cell>
          <table:table-cell table:style-name="Таблица1.A2" office:value-type="string">
            <text:p text:style-name="P107">1600</text:p>
          </table:table-cell>
          <table:table-cell table:style-name="Таблица1.E2" office:value-type="string">
            <text:p text:style-name="P107">131072</text:p>
          </table:table-cell>
        </table:table-row>
        <table:table-row>
          <table:table-cell table:style-name="Таблица1.A2" office:value-type="string">
            <text:p text:style-name="P105">Размер на SD</text:p>
          </table:table-cell>
          <table:table-cell table:style-name="Таблица1.A2" office:value-type="string">
            <text:p text:style-name="P107">6144</text:p>
          </table:table-cell>
          <table:table-cell table:style-name="Таблица1.A2" office:value-type="string">
            <text:p text:style-name="P107">4096</text:p>
          </table:table-cell>
          <table:table-cell table:style-name="Таблица1.A2" office:value-type="string">
            <text:p text:style-name="P107">2048</text:p>
          </table:table-cell>
          <table:table-cell table:style-name="Таблица1.E2" office:value-type="string">
            <text:p text:style-name="P107">131072</text:p>
          </table:table-cell>
        </table:table-row>
        <table:table-row>
          <table:table-cell table:style-name="Таблица1.A2" office:value-type="string">
            <text:p text:style-name="P105">Число <text:span text:style-name="T45">приводов</text:span></text:p>
          </table:table-cell>
          <table:table-cell table:style-name="Таблица1.A2" office:value-type="string">
            <text:p text:style-name="P107">8</text:p>
          </table:table-cell>
          <table:table-cell table:style-name="Таблица1.A2" office:value-type="string">
            <text:p text:style-name="P107">2</text:p>
          </table:table-cell>
          <table:table-cell table:style-name="Таблица1.A2" office:value-type="string">
            <text:p text:style-name="P107">4</text:p>
          </table:table-cell>
          <table:table-cell table:style-name="Таблица1.E2" office:value-type="string">
            <text:p text:style-name="P107">1</text:p>
          </table:table-cell>
        </table:table-row>
        <table:table-row>
          <table:table-cell table:style-name="Таблица1.A2" office:value-type="string">
            <text:p text:style-name="P105">Address</text:p>
          </table:table-cell>
          <table:table-cell table:style-name="Таблица1.A2" office:value-type="string">
            <text:p text:style-name="P108">177400-177416</text:p>
          </table:table-cell>
          <table:table-cell table:style-name="Таблица1.A2" office:value-type="string">
            <text:p text:style-name="P108">177170-177172</text:p>
          </table:table-cell>
          <table:table-cell table:style-name="Таблица1.A2" office:value-type="string">
            <text:p text:style-name="P108">172140-172142</text:p>
          </table:table-cell>
          <table:table-cell table:style-name="Таблица1.E2" office:value-type="string">
            <text:p text:style-name="P108">174000-174026</text:p>
          </table:table-cell>
        </table:table-row>
        <table:table-row>
          <table:table-cell table:style-name="Таблица1.A2" office:value-type="string">
            <text:p text:style-name="P105">Vector</text:p>
          </table:table-cell>
          <table:table-cell table:style-name="Таблица1.A2" office:value-type="string">
            <text:p text:style-name="P107">220</text:p>
          </table:table-cell>
          <table:table-cell table:style-name="Таблица1.A2" office:value-type="string">
            <text:p text:style-name="P107">264</text:p>
          </table:table-cell>
          <table:table-cell table:style-name="Таблица1.A2" office:value-type="string">
            <text:p text:style-name="P107">170</text:p>
          </table:table-cell>
          <table:table-cell table:style-name="Таблица1.E2" office:value-type="string">
            <text:p text:style-name="P107">300</text:p>
          </table:table-cell>
        </table:table-row>
        <table:table-row>
          <table:table-cell table:style-name="Таблица1.A2" office:value-type="string">
            <text:p text:style-name="P105">DMA</text:p>
          </table:table-cell>
          <table:table-cell table:style-name="Таблица1.A2" office:value-type="string">
            <text:p text:style-name="P106">*</text:p>
          </table:table-cell>
          <table:table-cell table:style-name="Таблица1.A2" office:value-type="string">
            <text:p text:style-name="P108"/>
          </table:table-cell>
          <table:table-cell table:style-name="Таблица1.A2" office:value-type="string">
            <text:p text:style-name="P108">*</text:p>
          </table:table-cell>
          <table:table-cell table:style-name="Таблица1.E2" office:value-type="string">
            <text:p text:style-name="P108"/>
          </table:table-cell>
        </table:table-row>
        <table:table-row>
          <table:table-cell table:style-name="Таблица1.A2" office:value-type="string">
            <text:p text:style-name="P105">CYL</text:p>
          </table:table-cell>
          <table:table-cell table:style-name="Таблица1.A2" office:value-type="string">
            <text:p text:style-name="P107">312</text:p>
          </table:table-cell>
          <table:table-cell table:style-name="Таблица1.A2" office:value-type="string">
            <text:p text:style-name="P109">76</text:p>
          </table:table-cell>
          <table:table-cell table:style-name="Таблица1.A2" office:value-type="string">
            <text:p text:style-name="P109">80</text:p>
          </table:table-cell>
          <table:table-cell table:style-name="Таблица1.E2" office:value-type="string">
            <text:p text:style-name="P109">1024</text:p>
          </table:table-cell>
        </table:table-row>
        <table:table-row>
          <table:table-cell table:style-name="Таблица1.A2" office:value-type="string">
            <text:p text:style-name="P105">HD</text:p>
          </table:table-cell>
          <table:table-cell table:style-name="Таблица1.A2" office:value-type="string">
            <text:p text:style-name="P107">2</text:p>
          </table:table-cell>
          <table:table-cell table:style-name="Таблица1.A2" office:value-type="string">
            <text:p text:style-name="P109">1</text:p>
          </table:table-cell>
          <table:table-cell table:style-name="Таблица1.A2" office:value-type="string">
            <text:p text:style-name="P109">2</text:p>
          </table:table-cell>
          <table:table-cell table:style-name="Таблица1.E2" office:value-type="string">
            <text:p text:style-name="P109">8</text:p>
          </table:table-cell>
        </table:table-row>
        <table:table-row>
          <table:table-cell table:style-name="Таблица1.A2" office:value-type="string">
            <text:p text:style-name="P105">SPT</text:p>
          </table:table-cell>
          <table:table-cell table:style-name="Таблица1.A2" office:value-type="string">
            <text:p text:style-name="P107">10</text:p>
          </table:table-cell>
          <table:table-cell table:style-name="Таблица1.A2" office:value-type="string">
            <text:p text:style-name="P109">25</text:p>
          </table:table-cell>
          <table:table-cell table:style-name="Таблица1.A2" office:value-type="string">
            <text:p text:style-name="P109">10</text:p>
          </table:table-cell>
          <table:table-cell table:style-name="Таблица1.E2" office:value-type="string">
            <text:p text:style-name="P109">16</text:p>
          </table:table-cell>
        </table:table-row>
        <table:table-row>
          <table:table-cell table:style-name="Таблица1.A2" office:value-type="string">
            <text:p text:style-name="P110">Размер <text:span text:style-name="T46">сектора</text:span></text:p>
          </table:table-cell>
          <table:table-cell table:style-name="Таблица1.A2" office:value-type="string">
            <text:p text:style-name="P111">512</text:p>
          </table:table-cell>
          <table:table-cell table:style-name="Таблица1.A2" office:value-type="string">
            <text:p text:style-name="P111">128</text:p>
          </table:table-cell>
          <table:table-cell table:style-name="Таблица1.A2" office:value-type="string">
            <text:p text:style-name="P111">512</text:p>
          </table:table-cell>
          <table:table-cell table:style-name="Таблица1.E2" office:value-type="string">
            <text:p text:style-name="P111">512</text:p>
          </table:table-cell>
        </table:table-row>
      </table:table>
      <text:p text:style-name="P29"/>
      <text:p text:style-name="P29">Пояснение к таблице.</text:p>
      <text:list xml:id="list211902219513660" text:continue-numbering="true" text:style-name="List_20_1">
        <text:list-item>
          <text:p text:style-name="P139">Емкость — это сколько логических блоков по 512 байт влезает на устройство</text:p>
        </text:list-item>
        <text:list-item>
          <text:p text:style-name="P140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140">Число приводов — сколько виртуальных приводов подключено к контроллеру.</text:p>
        </text:list-item>
        <text:list-item>
          <text:p text:style-name="P140">DMA — использует ли контроллер DMA для чтения-записи буферов</text:p>
        </text:list-item>
        <text:list-item>
          <text:p text:style-name="P140">CYL — число цилиндров эмулируемого привода</text:p>
        </text:list-item>
        <text:list-item>
          <text:p text:style-name="P140">HD — число головок</text:p>
        </text:list-item>
        <text:list-item>
          <text:p text:style-name="P140">SPT — количество секторов на одну дорожку</text:p>
        </text:list-item>
        <text:list-item>
          <text:p text:style-name="P140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Система RT-11 всегда используе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24">Далее подробно описаны каждый из дисковых модулей.</text:p>
      <text:p text:style-name="P23"><text:soft-page-break/></text:p>
      <text:h text:style-name="Heading_20_3" text:outline-level="3"><text:bookmark-start text:name="__RefHeading___Toc1012_3052246318"/><text:span text:style-name="T132">10.3.1. </text:span>Контроллер RK11/RK05<text:bookmark-end text:name="__RefHeading___Toc1012_3052246318"/></text:h>
      <text:p text:style-name="P32">Этот модуль реализует контроллер <text:span text:style-name="T47">DEC </text:span>RK11 (RK: в rt-11), с подключенными к нему 8 дисками RK05 объемом 3 Мб. <text:span text:style-name="T47">Советским аналогом данного устройства является СМ-53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P117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блока от начала образа. Эти образы можно напрямую использовать в simh, установив формат RAW (командой set RKn format=raw).</text:p>
      <text:p text:style-name="P118">В реальной жизни диски СМ-5300 крайне редко подключали к ДВК и другим настольным компьютерам <text:s/>— чаще они встречались в составе больших ЭВМ, например СМ-4. Но этот диск — самый быстрый и удобный для реальной работы. Скорость обмена с этим диском такая же, как у дискеты MY (в данной реализации, конечно), а емкость — гораздо больше.</text:p>
      <text:p text:style-name="Standard"/>
      <text:h text:style-name="Heading_20_3" text:outline-level="3"><text:bookmark-start text:name="__RefHeading___Toc1014_3052246318"/><text:span text:style-name="T132">10.3.2. </text:span>Контроллер RD50C<text:bookmark-end text:name="__RefHeading___Toc1014_3052246318"/></text:h>
      <text:p text:style-name="P32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19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 попадается драйвер DW.SYS, будьте внимательны при загрузке с таких дискет.</text:p>
      <text:p text:style-name="P117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P117">Размер сектора HDD – 512 байт, как и у сд-карты. Как и в случае RK11, логический номер блока виртуального HDD <text:span text:style-name="T19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9">Под simh</text:span> <text:span text:style-name="T19">надо</text:span> монтировать образ как MSCP-диск DU:, <text:span text:style-name="T19">не забыв указать format=raw.</text:span></text:p>
      <text:p text:style-name="P120"><text:soft-page-break/>Этот модуль имеет одну проблему – с диска DW нельзя загрузиться аппаратно, из-под монитора командой “B DW”. Вылезает сообщение “?BOOT-U-I/O ERROR”. Почему так происходит, я не разобрался, но глубоко в эту проблему не вникал. <text:span text:style-name="T5">ПЗУ 055, которые стояли на реальных ДВК, с которыми мне приходилось работать, вообще не умеет делать загрузку с DW. Пзу 279 имеет такой вариант загрузки, но он не работает. Более того, командой BOOT DW: из RT11 можно произвести загрузку только FB-монитора из-под FB-монитора. Загрузить SJ-монитор не получается, загрузить FB-монитор из-под SJ-монитора тоже не получается. Возможно, я что-то упустил в аппаратной реализации контроллера, но под управлением драйвера DW контроллер работает без всяких проблем, чтение-запись идут без ошибок. Этот вопрос придется изучить отдельно.</text:span></text:p>
      <text:h text:style-name="Heading_20_3" text:outline-level="3"><text:bookmark-start text:name="__RefHeading___Toc1016_3052246318"/><text:span text:style-name="T132">10.3.3. </text:span>Контроллер RX11/RX01.<text:bookmark-end text:name="__RefHeading___Toc1016_3052246318"/></text:h>
      <text:p text:style-name="P15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16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16">Для упрощения схемы и экономии ресурсов <text:span text:style-name="T47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17">Поскольку образ диска на SD-карте лежит в довольно извратном формате, для извлечения посекторных образов D<text:span text:style-name="T20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h text:style-name="Heading_20_3" text:outline-level="3"><text:bookmark-start text:name="__RefHeading___Toc1018_3052246318"/><text:span text:style-name="T132">10.3.4. </text:span>Контроллер <text:span text:style-name="T48">НГМД</text:span> MY<text:bookmark-end text:name="__RefHeading___Toc1018_3052246318"/></text:h>
      <text:p text:style-name="P35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40">громоздкой аббревиатурой </text:span>«ЩИ3.057.136», но мне не припом<text:span text:style-name="T54">и</text:span>н<text:span text:style-name="T54">ае</text:span>тся, чтобы к<text:span text:style-name="T40">то-нибудь в реальной жизни его так называл, все его называют просто MY по имени обслуживающего его драйвера MY.SYS.</text:span></text:p>
      <text:p text:style-name="P43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42">Дисковод имеет 2 головки. </text:span>Для передачи данных контроллер использует DMA, что дает производительность не хуже чем у RK11. </text:p>
      <text:p text:style-name="P30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<text:soft-page-break/>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211901404072572" text:continue-numbering="true" text:style-name="List_20_1">
        <text:list-item>
          <text:p text:style-name="P141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142">Команды «<text:span text:style-name="T41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143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144"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31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h text:style-name="Heading_20_2" text:outline-level="2"><text:bookmark-start text:name="__RefHeading___Toc1592_3052246318"/><text:span text:style-name="T132">10</text:span>.4. Ручная загрузка операционной системы с дисков<text:bookmark-end text:name="__RefHeading___Toc1592_3052246318"/></text:h>
      <text:p text:style-name="P32">Не все платы содержат в себе загрузчики со всех имеющихся дисковых устройств. Полный набор загрузчиков есть только в мониторе 279 платы МС1201.02. Монитор платы МС1201.01 умеет <text:span text:style-name="T115">загружать систему только с дисков DX, а платы МС1260 и МС1280 вообще не содержат ни одного загрузчика.</text:span></text:p>
      <text:p text:style-name="P80">Тем не менее можно, как в старые добрые времена, произвести загрузку с любого диска с помощью команд монитора, работающих с ячейками памяти. Для устройств, работающих в режиме DMA, достаточно ввести код команды в регистр CSR и параметры команды в некоторые другие регистры. Для устройств, использующих программный обмен, в ОЗУ вводится программа начальной загрузки и запускается на выполнение.</text:p>
      <text:h text:style-name="Heading_20_3" text:outline-level="3"><text:bookmark-start text:name="__RefHeading___Toc1594_3052246318"/><text:span text:style-name="T132">10</text:span>.4.1 Загрузка с RK<text:bookmark-end text:name="__RefHeading___Toc1594_3052246318"/></text:h>
      <text:p text:style-name="Standard"><text:span text:style-name="Source_20_Text"><text:span text:style-name="T27">Команд</text:span></text:span><text:span text:style-name="Source_20_Text"><text:span text:style-name="T31">ы для загрузки с диска RK0:</text:span></text:span></text:p>
      <text:p text:style-name="P81"><text:span text:style-name="Source_20_Text"/></text:p>
      <text:p text:style-name="P81"><text:span text:style-name="Source_20_Text">@177406/000000 177400^</text:span></text:p>
      <text:p text:style-name="P81"><text:span text:style-name="Source_20_Text">177404/000200 5 </text:span><text:span text:style-name="Source_20_Text"><text:span text:style-name="T118">&lt;CR&gt;</text:span></text:span></text:p>
      <text:p text:style-name="P81"><text:span text:style-name="Source_20_Text">@0</text:span><text:span text:style-name="Source_20_Text"><text:span text:style-name="T116">G</text:span></text:span></text:p>
      <text:p text:style-name="P82"/>
      <text:p text:style-name="P82">Первая команда записывает счетчик слов. 177400 — это 1 сектор диска. Вторая команда запускает процесс чтения. Сектор читается с диска и размещается в ОЗУ с адреса 0. Третья команда передает туда управление.</text:p>
      <text:h text:style-name="Heading_20_3" text:outline-level="3"><text:bookmark-start text:name="__RefHeading___Toc1596_3052246318"/><text:span text:style-name="T132">10</text:span>.4.2. Загрузка с диска MY<text:bookmark-end text:name="__RefHeading___Toc1596_3052246318"/></text:h>
      <text:p text:style-name="P32">Дисковый контроллер MY имеет специализированную команду для загрузки ОС. Процесс загрузки:</text:p>
      <text:p text:style-name="P32"/>
      <text:p text:style-name="P84"><text:span text:style-name="Source_20_Text">@</text:span><text:span text:style-name="Source_20_Text"><text:span text:style-name="T117">172140/000040 37 </text:span></text:span><text:span text:style-name="Source_20_Text"><text:span text:style-name="T118">&lt;LF&gt;</text:span></text:span></text:p>
      <text:p text:style-name="P84"><text:span text:style-name="Source_20_Text"><text:span text:style-name="T117">172142/000000 </text:span></text:span><text:span text:style-name="Source_20_Text"><text:span text:style-name="T118">&lt;CR&gt;</text:span></text:span></text:p>
      <text:p text:style-name="P83"><text:span text:style-name="Source_20_Text">@0</text:span><text:span text:style-name="Source_20_Text"><text:span text:style-name="T116">G</text:span></text:span></text:p>
      <text:p text:style-name="P83"><text:span text:style-name="Source_20_Text"/></text:p>
      <text:p text:style-name="P32">Первая команда переводит контроллер в режим загрузки, вторая — устанавливает номер загрузочного дисковода — 0. После выполнения этих двух команд в память с адреса 0 считывается загрузочный сектор. Третья команда передает туда управление.</text:p>
      <text:h text:style-name="Heading_20_3" text:outline-level="3"><text:bookmark-start text:name="__RefHeading___Toc1598_3052246318"/><text:soft-page-break/><text:span text:style-name="T132">10</text:span>.4.3. Загрузка с диска DX<text:bookmark-end text:name="__RefHeading___Toc1598_3052246318"/></text:h>
      <text:p text:style-name="P32">Этот контроллер не использует DMA, поэтому простым набором команд тут не обойтись. <text:span text:style-name="T119">Для загрузки с этого диска придется ввести в память программу начальной загрузки. Программа довольно длинная, и приводить ее здесь я не буду. При вводе этой программы с консоли достаточно ошибиться в одной цифре — и никакой загрузки не получится. Кому это действительно надо — легко могут найти в сети дампы загрузчиков с RX01.</text:span></text:p>
      <text:p text:style-name="P32"/>
      <text:h text:style-name="Heading_20_1" text:outline-level="1"><text:bookmark-start text:name="__RefHeading___Toc1020_3052246318"/><text:span text:style-name="T79">11. </text:span>Контроллер ИРПС<text:bookmark-end text:name="__RefHeading___Toc1020_3052246318"/></text:h>
      <text:p text:style-name="P32">Контроллеры ИРПС реализуют линию связи в последовательном коде со скоростью от 1200 до 115200 бит/с. В проект входят два контроллера:</text:p>
      <text:p text:style-name="P32">ИРПС1, по адресу 177560, является консольным терминалом, через который монитор и операционная система общаются с <text:span text:style-name="T51">пользователем.</text:span> Этот порт обязательно должен присутствовать в схеме. <text:span text:style-name="T23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конфигурации.</text:span></text:p>
      <text:p text:style-name="P32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32">Скорость ИРПС2 фиксирована и определяется параметром UART2SPEED в файле <text:span text:style-name="T57">конфигурации</text:span>. </text:p>
      <text:p text:style-name="P32">Есть возможность поменять местами оба порта с помощью переключателя sw_<text:span text:style-name="T133">console</text:span>. Тогда ИРПС2 подключается к модулю <text:span text:style-name="T51">КСМ</text:span>, сигналы ИРПС1 выводятся наружу, а скорость ИРПС1 фиксируется.</text:p>
      <text:h text:style-name="Heading_20_1" text:outline-level="1"><text:bookmark-start text:name="__RefHeading___Toc1022_3052246318"/><text:span text:style-name="T79">12. </text:span>Контроллер ИРПР<text:bookmark-end text:name="__RefHeading___Toc1022_3052246318"/></text:h>
      <text:p text:style-name="P32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20">овался</text:span>. У всех этот порт использовался исключительно для подключения принтеров. <text:span text:style-name="T23">В RT-11 порт обслуживается драйвером LP:</text:span>. </text:p>
      <text:p text:style-name="P32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20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h text:style-name="P170" text:outline-level="1"><text:bookmark-start text:name="__RefHeading___Toc1024_3052246318"/><text:soft-page-break/>1<text:span text:style-name="T132">3</text:span>. <text:span text:style-name="T79">Терминальная подсистема</text:span><text:bookmark-end text:name="__RefHeading___Toc1024_3052246318"/></text:h>
      <text:p text:style-name="P32">Набор видеоконтроллеров ЭВМ ДВК-3 представляет собой забавную смесь совсем древних и более современных технологий. Набор состоит из двух плат – текстового терминала КСМ и графического видеоконтроллера КГД. В данном проекте реализованы оба контроллера.</text:p>
      <text:p text:style-name="P32">В оригинальной ЭВМ для отображения информации использовался монохромный видеомонитор МС6105, а для ввода – клавиатура МС7004. В данном проекте для отображения используется любой монитор с VGA-входом, для ввода – клавиатура PS/2. <text:span text:style-name="T80">Контроллер использует видеорежим 800*600*75 Гц. Этот режим в обязательном порядке поддерживают все мониторы, и ЭЛТ, и современные LCD, даже 4К мониторы могут такое отобразить. Если у монитора нет VGA-входа, можно воспользоваться переходником VGA2HDMI – проверено, работает. Для мониторов, некорректно размещающих на экране картинку (сдвиг изображения за левый край) предусмотрена коррекция фазы строчного синхроимпульса, задаваемая в файле конфигурации.</text:span></text:p>
      <text:h text:style-name="Heading_20_2" text:outline-level="2"><text:bookmark-start text:name="__RefHeading___Toc1564_3052246318"/><text:span text:style-name="T79">13.1. </text:span>Контроллер КСМ<text:bookmark-end text:name="__RefHeading___Toc1564_3052246318"/></text:h>
      <text:p text:style-name="P32">Этот контроллер представляет собой полноценный алфавитно-цифровой терминал, примерно совместимый с DEC VT52. Контроллер устанавливается в корзину ДВК в виде полноразмерной платы, однако не использует шину МПИ – от корзины он получает только питание. Передача данных производится через последовательный порт, подключаемый перемычкой к разъему ИРПС платы МС1201. <text:span text:style-name="T81">Такой способ подключения консоли оператора к ЭВМ использовался еще во времена телетайпов и пишущих машинок, и более характерен для больших ЭВМ, а не персональных. <text:s/>Плата КСМ поддерживает скорости обмена от 75 до 9600 бод. В данном проекте диапазон поддерживаемых скоростей изменен – поддерживаются скорости от 1200 до 115200 бод. Скорости ниже 1200 не имеют практического смысла, а скорости выше 9600 оригинальный контроллер, видимо, не мог поддерживать в силу низкой производительности.</text:span></text:p>
      <text:p text:style-name="P32">Э<text:span text:style-name="T105">к</text:span>ран терминала состоит из 25 строк по 80 символов. Верхняя строка – служебная, туда выводится информация о настройках и режимах работы терминала. Остальные 24 строки содержат пользовательские данные. Это соответствует терминалу DEC VT52 – там тоже использовался экран 80*24.</text:p>
      <text:h text:style-name="Heading_20_3" text:outline-level="3"><text:bookmark-start text:name="__RefHeading___Toc1566_3052246318"/><text:span text:style-name="T79">13.1.1. </text:span>Внутреннее устройство контроллера<text:bookmark-end text:name="__RefHeading___Toc1566_3052246318"/></text:h>
      <text:p text:style-name="P32">Контроллер представляет собой полноценное микропроце<text:span text:style-name="T82">с</text:span>сорное устройство. Оригинальный КСМ был построен на процессоре К580ВМ80А и нескольких БИС из серии 580. В контроллере имеется блок статической рабочей памяти емкостью 1К, ПЗУ с управляющей программой емкостью 2К, <text:span text:style-name="T82">ПЗУ знакогенератора емкостью 2К</text:span> и видеопамять емкостью 16К, выполненная на микросхемах DRAM К565РУ6. Видеопамять используется довольно бездарно – половина ее предназначена только для хранения признака наличия курсора в данном знакоместе. В остальной части видеопамяти организован буфер для хранения <text:span text:style-name="T82">2 страниц текста – 48 строк по 80 символов.</text:span></text:p>
      <text:p text:style-name="P32">В данном проекте контроллер построен на процессорном ядре К1801ВМ2 от уважаемого VSLAV. Писать управляющую программу под систему команд PDP-11, да еще и с EIS, гораздо приятнее и проще, чем под убогий Intel 8080. Кроме процессорного ядра, в контроллер входит модуль RAM размером 4К, предназначенный для хранения управляющей программы и рабочих переменных, модуль ROM размером 4К для хранения шрифтов и двухпортовый модуль RAM размером 2К в качестве видеопамяти. Таким образом, общий размер используемой памяти существенно сокращен по сравнению с оригиналом.</text:p>
      <text:h text:style-name="Heading_20_3" text:outline-level="3"><text:bookmark-start text:name="__RefHeading___Toc1568_3052246318"/><text:soft-page-break/><text:span text:style-name="T79">13.1.2. </text:span>Поддерживаемые режимы работы<text:bookmark-end text:name="__RefHeading___Toc1568_3052246318"/></text:h>
      <text:p text:style-name="P32">Управляющая программа полностью поддерживает систему команд оригинального контроллера, в том числе режим HOLD SCREEN и нестандартные ESC-последовательности “раздвижка строки” и “раздвижка страницы”.</text:p>
      <text:p text:style-name="P32">Поддерживается псевдографика, причем она отличается от оригинальной псевдографики DEC VT52 как по форме знаков, так и по их кодам (100-137 вместо 137-177).</text:p>
      <text:p text:style-name="P32">Реализован автономный режим работы <text:span text:style-name="T83">(локальная петля)</text:span>, включающийся кнопкой F10. В этом режиме <text:span text:style-name="T83">вводимые с клавиатуры символы и команды сразу попадают на экран, а обмен по интерфейсу не производится. Этот режим можно использовать для проверки и отладки клавиатуры и дисплейного модуля. Такой режим имеется и у оригинального КСМ.</text:span></text:p>
      <text:p text:style-name="P32">Реализована поддержка звукового сигнала (пищалки), как во всех терминалах DEC, а также в 15ИЭ-00-013. На плате КСМ пищалки нет, но многие программы, и сама <text:span text:style-name="T84">ОС</text:span> RT-11, пользуются звуковым сигналом (передавая код 007), а реализовать эту возможность совсем нетрудно. В управляющую программу добавлена возможность отключения звука кнопкой F9. Ну а кому звук совсем не нужен – просто никуда не подключайте порт buzzer.</text:p>
      <text:p text:style-name="P32">Полудуплексный режим (локальное эхо) не реализован в силу полной бесполезности. <text:span text:style-name="T83">Н</text:span>е реализована <text:span text:style-name="T83">и </text:span>смена формата кадра последовательного интерфейса – передача всегда идет в режиме 8 бит без контроля четности.</text:p>
      <text:p text:style-name="P32">Так же не реализован режим автоматического переноса курсора на следующую строку. Этого режима нет в DEC VT52, и практической пользы от него мало. Наоборот, в этом режиме нарушается работа полноэкранных текстовых редакторов и других подобных программ. Но, при желании, доделать этот режим в управляющую программу совсем не сложно.</text:p>
      <text:h text:style-name="Heading_20_3" text:outline-level="3"><text:bookmark-start text:name="__RefHeading___Toc1570_3052246318"/><text:span text:style-name="T79">13.1.3. </text:span>Кодировка символов.<text:bookmark-end text:name="__RefHeading___Toc1570_3052246318"/></text:h>
      <text:p text:style-name="P32">Терминал работает в 7-битном режиме. Формат кадра последовательного порта 8-битный (8-N-1), но старший бит байта игнорируется. Поддерживаются 2 набора кодировок символов — КОИ7 Н0/1, и КОИ7 Н2.</text:p>
      <text:p text:style-name="P32"><text:span text:style-name="T85">В режиме КОИ7 Н0 </text:span><text:span text:style-name="T86">(режим по умолчанию) </text:span><text:span text:style-name="T85">терминал работает со стандартной таблицей ASCII, в точности как оригинальный VT52. При этом отображаются малые и большие латинские буквы. Из </text:span><text:span text:style-name="T87">кодировки</text:span><text:span text:style-name="T85"> Н0 (LAT) можно переключиться в </text:span><text:span text:style-name="T87">кодировку</text:span><text:span text:style-name="T85"> Н1 (RUS), при этом терминал отображает малые русские буквы вместо больших латинских, и большие русские вместо малых латинских. </text:span><text:span text:style-name="T87">На экране может отображаться смесь символов обоих кодировок. </text:span><text:span text:style-name="T85">Переключение </text:span><text:span text:style-name="T87">между кодировками </text:span><text:span text:style-name="T85">производится управляющими кодами </text:span><text:span text:style-name="T87">016 и 017.</text:span></text:p>
      <text:p text:style-name="P32"><text:span text:style-name="T88">В </text:span><text:span text:style-name="T85">режиме КОИ7 Н2 терминал отображает только большие латинские и русские буквы, при этом русские буквы занимают место малых латинских стандартной таблицы ASCII. </text:span><text:span text:style-name="T86">Такой режим использовали терминалы, эксп</text:span><text:span text:style-name="T89">л</text:span><text:span text:style-name="T86">уатировавшиеся совместно с СМ ЭВМ, например СМ7209 или ВТА-2000-3. П</text:span><text:span text:style-name="T85">ереключение </text:span><text:span text:style-name="T86">в этот режим и обрано в режим Н0/Н1</text:span><text:span text:style-name="T85"> производится клавишей F11.</text:span></text:p>
      <text:p text:style-name="P32">В режиме Н2 эксплуатация оригинальных ОС от DEC невозможна, ибо все сообщения выводятся в искаженном виде (знаменитое IНЖАЛИД ДЕЖИЦЕ). Но в этом режиме корректно будут работать адаптированные в СССР системы (РАФОС, например), а также многие написанные в те времена программы, использовавшие русский язык, к примеру, экранный редактор USED.</text:p>
      <text:p text:style-name="P32">Неотображаемые символы из диапазона 00-37, не распознанные терминалом как управляющие команды, отображаются на экране в виде символов латинского алфавита с кодом 100-137, мигающих с частотой около 3 Гц. Эта особенность <text:s/>отображения <text:span text:style-name="T90">имеется не только в оригинальном модуле КСМ, но и во многих терминалах, например 15ИЭ-00-013 и СМ7209. В оригинальном DEC VT52 этой особенности нет, и все нераспознанные управляющие коды игнорируются.</text:span></text:p>
      <text:h text:style-name="Heading_20_3" text:outline-level="3"><text:bookmark-start text:name="__RefHeading___Toc1572_3052246318"/><text:soft-page-break/><text:span text:style-name="T79">13.1.4. </text:span>Формат экрана<text:bookmark-end text:name="__RefHeading___Toc1572_3052246318"/></text:h>
      <text:p text:style-name="P32"><text:span text:style-name="T91">Дисплейный блок КСМ</text:span> работает в стандартном для всех таких терминалов разрешении 24 <text:span text:style-name="T91">пользовательских </text:span>строки по 80 символов. <text:span text:style-name="T92">Самая верхняя строка экрана <text:s/>терминала — служебная строка. В эту строку выводятся буквенные индикаторы режимо</text:span>в работы <text:span text:style-name="T93">красного цвета</text:span>:</text:p>
      <text:p text:style-name="P62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75">LINE</text:p>
          </table:table-cell>
          <table:table-cell office:value-type="string">
            <text:p text:style-name="P62">режим связи с ЭВМ.</text:p>
          </table:table-cell>
        </table:table-row>
        <table:table-row>
          <table:table-cell office:value-type="string">
            <text:p text:style-name="P76">LOCAL</text:p>
          </table:table-cell>
          <table:table-cell office:value-type="string">
            <text:p text:style-name="P63">автономный режим (локальная петля)</text:p>
          </table:table-cell>
        </table:table-row>
        <table:table-row>
          <table:table-cell office:value-type="string">
            <text:p text:style-name="P75">CAPS</text:p>
          </table:table-cell>
          <table:table-cell office:value-type="string">
            <text:p text:style-name="P62">включен CAPS LOCK.</text:p>
          </table:table-cell>
        </table:table-row>
        <table:table-row>
          <table:table-cell office:value-type="string">
            <text:p text:style-name="P75">ALT</text:p>
          </table:table-cell>
          <table:table-cell office:value-type="string">
            <text:p text:style-name="P62">включен альтернативный режим дополнительной клавиатуры.</text:p>
          </table:table-cell>
        </table:table-row>
        <table:table-row>
          <table:table-cell office:value-type="string">
            <text:p text:style-name="P75">KOI7</text:p>
          </table:table-cell>
          <table:table-cell office:value-type="string">
            <text:p text:style-name="P62">включена кодировка КОИ7 Н2</text:p>
          </table:table-cell>
        </table:table-row>
        <table:table-row>
          <table:table-cell office:value-type="string">
            <text:p text:style-name="P75">LAT</text:p>
          </table:table-cell>
          <table:table-cell office:value-type="string">
            <text:p text:style-name="P62"><text:span text:style-name="T94">вклю</text:span>чена кодировка Н0</text:p>
          </table:table-cell>
        </table:table-row>
        <table:table-row>
          <table:table-cell office:value-type="string">
            <text:p text:style-name="P75">RUS</text:p>
          </table:table-cell>
          <table:table-cell office:value-type="string">
            <text:p text:style-name="P62">включена кодировка Н1</text:p>
          </table:table-cell>
        </table:table-row>
        <table:table-row>
          <table:table-cell office:value-type="string">
            <text:p text:style-name="P75">HOLD</text:p>
          </table:table-cell>
          <table:table-cell office:value-type="string">
            <text:p text:style-name="P62">включен режим HOLD SCREEN</text:p>
          </table:table-cell>
        </table:table-row>
        <table:table-row>
          <table:table-cell office:value-type="string">
            <text:p text:style-name="P75">WAIT</text:p>
          </table:table-cell>
          <table:table-cell office:value-type="string">
            <text:p text:style-name="P62">терминал ждет команды Scroll для продолжения вывода</text:p>
          </table:table-cell>
        </table:table-row>
        <table:table-row>
          <table:table-cell office:value-type="string">
            <text:p text:style-name="P75">MUTE</text:p>
          </table:table-cell>
          <table:table-cell office:value-type="string">
            <text:p text:style-name="P62">звуковой сигнал отключен.</text:p>
          </table:table-cell>
        </table:table-row>
      </table:table>
      <text:p text:style-name="P64"/>
      <text:p text:style-name="P32">У правого края служебной строки отображается текущая скорость последовательного интерфейса, а также время, прошедшее с момента включения дисплея. </text:p>
      <text:p text:style-name="P32">Строка состояния данного контроллера отличается внешним видом от соответствующей строки оригинального КСМ. В оригинале ключевые слова выводились русскими буквами, причем часть аббревиатур была малопонятна (типа ЗВЫВ или ДКЛ). Некоторые параметры отображались в виде еще более малопонятных битовых полей. Я считаю, что, например, HOLD выглядит более понятно, чем ЗВЫВ. Однако, <text:span text:style-name="T95">е</text:span>сли кому-то хочется поностальгировать именно со старым внешним видом строки, то исправить надписи в тексте управляющей программы совсем несложно.</text:p>
      <text:p text:style-name="P32">Со строки <text:span text:style-name="T91">2</text:span> начинается собственно экран терминала. <text:span text:style-name="T94">Пользовательские данные выводятся зеленым цветом. Выглядит все это так:</text:span></text:p>
      <text:p text:style-name="P65"><draw:frame draw:style-name="fr1" draw:name="Изображение2" text:anchor-type="paragraph" svg:width="6.6929in" svg:height="5.0193in" draw:z-index="1"><draw:image xlink:href="Pictures/10000000000005A000000438E35C5E4B3A5E96AE.png" xlink:type="simple" xlink:show="embed" xlink:actuate="onLoad" loext:mime-type="image/png"/></draw:frame><text:soft-page-break/></text:p>
      <text:p text:style-name="P32"><text:span text:style-name="T95">Модуль</text:span> поддерживает 2 типа курсора — подчеркивание и блок размером со знакоместо. Форма курсора переключается клавишей F8. В случае блочного курсора символ, <text:span text:style-name="T95">по</text:span>д которым он стоит, отображается инвертированным. Также курсор может быть мигающим или немигающим, этот режим переключается клавишей F7. </text:p>
      <text:p text:style-name="P32">Курсор отображается желтым цветом.</text:p>
      <text:p text:style-name="P66"/>
      <text:h text:style-name="Heading_20_3" text:outline-level="3"><text:bookmark-start text:name="__RefHeading___Toc1574_3052246318"/><text:span text:style-name="T79">13.1.5. </text:span>Клавиатура.<text:bookmark-end text:name="__RefHeading___Toc1574_3052246318"/></text:h>
      <text:p text:style-name="P32">Алфавитно-цифровое поле клавиатуры используется для ввода букв, цифр и символов. Раскладка букв <text:span text:style-name="T96">и символов</text:span> во всех режимах примерно соответствует стандартной раскладке АТ-клавиатуры <text:span text:style-name="T96">(qwerty/йцукен)</text:span> с небольшими отличиями, которые легко выявить опы<text:span text:style-name="T97">т</text:span>ным путем (лень рисовать картинку с раскладкой). </text:p>
      <text:p text:style-name="P32">Поле цифровой дополнительной клавиатуры используется в точности так же, как <text:s text:c="2"/><text:span text:style-name="T95">на клавиатуре МС7004 </text:span>— в стандартном режиме вводятся цифры, в альтернативном — управляющие коды. Клавиши - и + соответствуют стрелкам вверх-вниз. Клавиши Numlock, /, * соответствуют кодам PF1, PF2 и PF3 стандартной клавиатуры VT52 (и расположены в тех же местах). Отсутствующие клавиши влево-вправо перенесены на поле управления курсором, там же продублированы стрелки вверх-вниз.</text:p>
      <text:p text:style-name="P32">Управляющие клавиши АТ-клавиатуры имеют следующие значения:</text:p>
      <text:p text:style-name="P6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3">F5</text:p>
          </table:table-cell>
          <table:table-cell table:style-name="Table2.B1" office:value-type="string">
            <text:p text:style-name="P113">Уменьш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13">F6</text:p>
          </table:table-cell>
          <table:table-cell table:style-name="Table2.B2" office:value-type="string">
            <text:p text:style-name="P113">Увелич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13">F7</text:p>
          </table:table-cell>
          <table:table-cell table:style-name="Table2.B2" office:value-type="string">
            <text:p text:style-name="P113">Переключение формы курсора - блок/подчеркивание</text:p>
          </table:table-cell>
        </table:table-row>
        <text:soft-page-break/>
        <table:table-row>
          <table:table-cell table:style-name="Table2.A2" office:value-type="string">
            <text:p text:style-name="P113">F8</text:p>
          </table:table-cell>
          <table:table-cell table:style-name="Table2.B2" office:value-type="string">
            <text:p text:style-name="P113">Включение-отключение мигания курсора</text:p>
          </table:table-cell>
        </table:table-row>
        <table:table-row>
          <table:table-cell table:style-name="Table2.A2" office:value-type="string">
            <text:p text:style-name="P113">F9</text:p>
          </table:table-cell>
          <table:table-cell table:style-name="Table2.B2" office:value-type="string">
            <text:p text:style-name="P113">Отключение-включение звукового сигнала.</text:p>
          </table:table-cell>
        </table:table-row>
        <table:table-row>
          <table:table-cell table:style-name="Table2.A2" office:value-type="string">
            <text:p text:style-name="P113">F10</text:p>
          </table:table-cell>
          <table:table-cell table:style-name="Table2.B2" office:value-type="string">
            <text:p text:style-name="P114">Переключение режимов Line (связь с ЭВМ)/Local (автономный режим)</text:p>
          </table:table-cell>
        </table:table-row>
        <table:table-row>
          <table:table-cell table:style-name="Table2.A2" office:value-type="string">
            <text:p text:style-name="P113">F11</text:p>
          </table:table-cell>
          <table:table-cell table:style-name="Table2.B2" office:value-type="string">
            <text:p text:style-name="P114">Включение/отключение кодировки КОИ7 Н2 (все большие буквы)</text:p>
          </table:table-cell>
        </table:table-row>
        <table:table-row>
          <table:table-cell table:style-name="Table2.A2" office:value-type="string">
            <text:p text:style-name="P114">L-ALT</text:p>
          </table:table-cell>
          <table:table-cell table:style-name="Table2.B2" office:value-type="string">
            <text:p text:style-name="P114">Переключение кодировки RUS (Н1) / LAT (Н0)</text:p>
          </table:table-cell>
        </table:table-row>
        <table:table-row>
          <table:table-cell table:style-name="Table2.A2" office:value-type="string">
            <text:p text:style-name="P114">R-ALT</text:p>
          </table:table-cell>
          <table:table-cell table:style-name="Table2.B2" office:value-type="string">
            <text:p text:style-name="P114">Ввод кода LF (ПС) — переход на новую строку</text:p>
          </table:table-cell>
        </table:table-row>
        <table:table-row>
          <table:table-cell table:style-name="Table2.A2" office:value-type="string">
            <text:p text:style-name="P114">Scrollock </text:p>
          </table:table-cell>
          <table:table-cell table:style-name="Table2.B2" office:value-type="string">
            <text:p text:style-name="P114">Вывод следующей строки в режиме HoldScreen (с shift - вывод страницы<text:span text:style-name="T95">)</text:span></text:p>
          </table:table-cell>
        </table:table-row>
        <table:table-row>
          <table:table-cell table:style-name="Table2.A2" office:value-type="string">
            <text:p text:style-name="P114">PgDn</text:p>
          </table:table-cell>
          <table:table-cell table:style-name="Table2.B2" office:value-type="string">
            <text:p text:style-name="P114"><text:span text:style-name="T95">Раздвижка экрана</text:span> вниз</text:p>
          </table:table-cell>
        </table:table-row>
        <table:table-row>
          <table:table-cell table:style-name="Table2.A2" office:value-type="string">
            <text:p text:style-name="P114">PgUp</text:p>
          </table:table-cell>
          <table:table-cell table:style-name="Table2.B2" office:value-type="string">
            <text:p text:style-name="P114"><text:span text:style-name="T95">Раздвижка экрана</text:span> вверх</text:p>
          </table:table-cell>
        </table:table-row>
        <table:table-row>
          <table:table-cell table:style-name="Table2.A2" office:value-type="string">
            <text:p text:style-name="P114">Home</text:p>
          </table:table-cell>
          <table:table-cell table:style-name="Table2.B2" office:value-type="string">
            <text:p text:style-name="P114">Установка курсора в начало экрана</text:p>
          </table:table-cell>
        </table:table-row>
        <table:table-row>
          <table:table-cell table:style-name="Table2.A2" office:value-type="string">
            <text:p text:style-name="P114">Ins</text:p>
          </table:table-cell>
          <table:table-cell table:style-name="Table2.B2" office:value-type="string">
            <text:p text:style-name="P114">Раз<text:span text:style-name="T95">движка</text:span> строки <text:span text:style-name="T95">вправо</text:span></text:p>
          </table:table-cell>
        </table:table-row>
      </table:table>
      <text:p text:style-name="P77"/>
      <text:h text:style-name="Heading_20_3" text:outline-level="3"><text:bookmark-start text:name="__RefHeading___Toc1576_3052246318"/><text:span text:style-name="T79">13.1.6. </text:span>Шрифт.<text:bookmark-end text:name="__RefHeading___Toc1576_3052246318"/></text:h>
      <text:p text:style-name="P32"><text:span text:style-name="T98">Оригинальный контроллер КСМ </text:span>отображает знакоместа формата 8*<text:span text:style-name="T98">8</text:span>. <text:span text:style-name="T98">В данной разработке знакоместа имеют размер 8*12, что позволяет использовать более четкий и разборчивый шрифт.</text:span></text:p>
      <text:p text:style-name="P32">В схему входит ROM размером 4К (созданный в статической памяти FPGA) с образом шрифта знакогенератора. <text:s/>Исходные образы шрифта лежат в <text:span text:style-name="T95">ksm</text:span>-firmware/font/font-*.bin. Раскладка кодов символов внутри файла шрифта:</text:p>
      <text:p text:style-name="P73"/>
      <text:p text:style-name="P73">00-1f <text:s/>(000-037) <text:s/>большие латинские буквы (для индикации управляющих кодов)</text:p>
      <text:p text:style-name="P73">20-3f <text:s/>(040-077) <text:s/>цифры и обычные символы</text:p>
      <text:p text:style-name="P73">40-5f <text:s/>(100-137) <text:s/>большие латинские буквы</text:p>
      <text:p text:style-name="P73">60-7f <text:s/>(140-177) <text:s/>малые латинские буквы</text:p>
      <text:p text:style-name="P73">80-9f <text:s/>(200-237) <text:s/>псевдографика</text:p>
      <text:p text:style-name="P73">a0-bf <text:s/>(240-277) <text:s/>не используется</text:p>
      <text:p text:style-name="P73">c0-df <text:s/>(300-337) <text:s/>малые русские буквы</text:p>
      <text:p text:style-name="P73">e0-ff <text:s/>(340-377) <text:s/>большие русские буквы</text:p>
      <text:p text:style-name="P72"/>
      <text:p text:style-name="Standard">К проекту приложены 2 шрифтовых файла. </text:p>
      <text:p text:style-name="P32"><text:span text:style-name="T106">font-main.bin</text:span> — основной шрифт 8*12, в основном выдранный из какого-то древнего досовского русификатора. Большинство линий символов имеет толщину в 2 пикселя, и шрифт смотрится вполне достойно на современных TFT-мониторах.</text:p>
      <text:p text:style-name="P38"><text:span text:style-name="T106">font-ksm.bin</text:span> — шрифт 8*8, выдранный из знакогенератора платы КСМ (терминал 15ИЭ использует такой же шрифт). При использовании этого шрифта экран выглядит в точности таким же, как экран <text:span text:style-name="T98">КСМ</text:span>. Этот шрифт я приложил для ностальгирующих по старым временам, а также для наглядного сравнения корявых древних шрифтов с современными.</text:p>
      <text:p text:style-name="P86">Вот пример изображения, формируемого шрифтом КСМ:</text:p>
      <text:p text:style-name="P69"><draw:frame draw:style-name="fr1" draw:name="Изображение3" text:anchor-type="paragraph" svg:width="6.6929in" svg:height="5.0193in" draw:z-index="2"><draw:image xlink:href="Pictures/10000000000005A0000004380A6F98C402C884B6.png" xlink:type="simple" xlink:show="embed" xlink:actuate="onLoad" loext:mime-type="image/png"/></draw:frame><text:soft-page-break/></text:p>
      <text:p text:style-name="P79">Используемый шрифт подключается к мегафункции fontrom. Выбор шрифта производится в файле конфигурации config.v.</text:p>
      <text:p text:style-name="P71"/>
      <text:p text:style-name="Standard">Также в каталоге <text:span text:style-name="T90">ksm</text:span>-firmware/font лежат некоторые утилиты для обработки шрифтовых файлов:</text:p>
      <text:p text:style-name="P70"/>
      <text:p text:style-name="P70"><text:span text:style-name="T106">font2mif</text:span> — преобразователь файл шрифта (bin) в формат mif для загрузки в FPGA.</text:p>
      <text:p text:style-name="P70"><text:span text:style-name="T106">fontlist</text:span> — выводит на экран изображения всех шрифтов указанного bin-файла</text:p>
      <text:p text:style-name="P70"><text:span text:style-name="T106">fontextract</text:span> — извлекает шрифт указанного или всех символов из bin-файла</text:p>
      <text:p text:style-name="P70"><text:span text:style-name="T106">fontreplace</text:span> — заменяет указанный символ в bin-файле.</text:p>
      <text:p text:style-name="P70"/>
      <text:p text:style-name="P70">Извлеченный из двоичного файла образ символа представляет собой текстовый прямоугольник размеров 8*12 знаков, в котором пикселя, формирующие изображение, обозначаются символом O, остальные — точкой:</text:p>
      <text:p text:style-name="P70"/>
      <text:p text:style-name="P70"/>
      <text:p text:style-name="P78">..OOO...</text:p>
      <text:p text:style-name="P78">.OO.OO..</text:p>
      <text:p text:style-name="P78">OO...OO.</text:p>
      <text:p text:style-name="P78">OO...OO.</text:p>
      <text:p text:style-name="P78">OO...OO.</text:p>
      <text:p text:style-name="P78">OOOOOOO.</text:p>
      <text:p text:style-name="P78">OO...OO.</text:p>
      <text:p text:style-name="P78">OO...OO.</text:p>
      <text:p text:style-name="P78">OO...OO.</text:p>
      <text:p text:style-name="P78">........</text:p>
      <text:p text:style-name="P78"><text:soft-page-break/>........ <text:s/></text:p>
      <text:p text:style-name="P78"/>
      <text:p text:style-name="P67">Такая форма удобна для редактирования изображения символа. 2 нижние строки лучше не использовать для размещения изображения, поскольку на этих строках размещается курсор в режиме подчеркивания.</text:p>
      <text:h text:style-name="Heading_20_2" text:outline-level="2"><text:bookmark-start text:name="__RefHeading___Toc1578_3052246318"/><text:span text:style-name="T79">13.2. </text:span>Контроллер КГД<text:bookmark-end text:name="__RefHeading___Toc1578_3052246318"/></text:h>
      <text:p text:style-name="P32">КГД (Контроллер Грфического Дисплея) — это монохромный графический контроллер, выводящий на экран изображение размером 400*286. Контроллер подключается прямо к шине МПИ и представлен на ней четырьмя регистрами. Такой подход является более современным по сравнению с подключением через последовательный порт.</text:p>
      <text:p text:style-name="P32">КГД не является полноценным видеоконтроллером — он не умеет формировать полный набор видеосигналов, и работает только в паре с модулем КСМ. <text:span text:style-name="T99">Поскольку КСМ формирует изображение 800*600, то каждый графический пиксель занимает 2 точки по горизонтали и вертикали. При этом в верхней части экрана остается темное поле высотой в 28 точек. </text:span>Видеоданные, формируемые <text:span text:style-name="T99">текстовым и </text:span>графическим контроллером, мо<text:span text:style-name="T99">гут выводиться на экран одновременно, накладываясь друг на друга. Также, используя регистры КГД, можно запретить вывод текстовой или графической информации.</text:span></text:p>
      <text:p text:style-name="P32">Контроллер содержит в себе двухпортовую видеопамять размером 16К, <text:span text:style-name="T99">которая доступна через регистры адреса и данных. Видеопамять формируется как мегафункция 2-port altsyncram из внутренней памяти FPGA. Это накладывает серьезные ограничения на тип применяемой FPGA — младшая из серии Cyclone 4 микросхема EP4CE6 не содержит достаточного количества памяти.</text:span></text:p>
      <text:h text:style-name="Heading_20_2" text:outline-level="2"><text:bookmark-start text:name="__RefHeading___Toc1580_3052246318"/><text:span text:style-name="T79">13.3. </text:span>Аппаратные особенности <text:span text:style-name="T79">терминальной подсистемы</text:span><text:bookmark-end text:name="__RefHeading___Toc1580_3052246318"/></text:h>
      <text:p text:style-name="P32"><text:span text:style-name="T100">М</text:span>одуль <text:span text:style-name="T100">КСМ </text:span>умеет управлять звуковым сигналом <text:span text:style-name="T100">по коду 007</text:span> — <text:span text:style-name="T100">этой возможности не было в оригинальном контроллере</text:span>. <text:s/>Сигнал <text:span text:style-name="T100">передается через порт buzzer и </text:span>принимает значение 1, когда надо включить звук. Его можно прямо подавать на пъезопищалку со встроенным генератором звука. Либо создать таймер/делитель на частоту около 400 Гц и использовать его для генерации звука. Или вообще обойтись без звука, <text:span text:style-name="T100">как в настоящем КСМ.</text:span></text:p>
      <text:p text:style-name="P32"/>
      <text:p text:style-name="P74">На экране изображение имеет следующие цвета:</text:p>
      <text:list xml:id="list211901207255140" text:continue-numbering="true" text:style-name="List_20_1">
        <text:list-item>
          <text:p text:style-name="P145">Строка состояния — <text:span text:style-name="T109">красный цвет</text:span></text:p>
        </text:list-item>
        <text:list-item>
          <text:p text:style-name="P145">Часы — <text:span text:style-name="T110">фиолетовый цвет</text:span></text:p>
        </text:list-item>
        <text:list-item>
          <text:p text:style-name="P145">Данные пользователя — <text:span text:style-name="T111">зеленый цвет</text:span></text:p>
        </text:list-item>
        <text:list-item>
          <text:p text:style-name="P145">Графика КГД — <text:span text:style-name="T113">белый цвет</text:span></text:p>
        </text:list-item>
        <text:list-item>
          <text:p text:style-name="P145">Курсор —<text:span text:style-name="T112"> </text:span><text:span text:style-name="T114">желтый цвет</text:span>.</text:p>
        </text:list-item>
      </text:list>
      <text:p text:style-name="P74"/>
      <text:p text:style-name="P32">Если вы хотите получить полностью монохромное изображение, как на древних мониторах, <text:span text:style-name="T101">т</text:span>о сигналы <text:span text:style-name="T101">vgared, vgagreen, vgablue, выходящие из модуля КСМ, а также сигнал vgavideo, выходящий из модуля КГД, надо объединить по схеме ИЛИ и подать на все 3 видео-ЦАП, настроив эти ЦАП на формирование нужного оттенка изображения. Так можно получить черно-зеленое, черно-желтое, черно-белое и любое другое монохромное изображение.</text:span></text:p>
      <text:p text:style-name="P37"/>
      <text:p text:style-name="P37">Линии клавиатуры PS/2 Clock и Data должны быть подтянуты к питанию 3.3v. Для этого можно включить внутренние подтягивающие резисторы в FPGA (опция weak pull-up resistor в assignments editor), или подпаять внешние резисторы 2-5к между каждой линией и 3.3v, <text:span text:style-name="T102">если их нет на вашей плате.</text:span></text:p>
      <text:p text:style-name="P37"/>
      <text:p text:style-name="P87"><text:soft-page-break/>Некоторые мониторы и устройства видеозахвата некорректно отображают картинку — она частично уходит за левый край экрана. В этом случае следует произвести коррекцию фазы строчного синхроимпульса. В файле config.v надо раскомментировать строчку</text:p>
      <text:p text:style-name="P87"/>
      <text:p text:style-name="P89">`define hsync_shift 11'd27</text:p>
      <text:p text:style-name="P87"/>
      <text:p text:style-name="P87">и указать, на сколько пикселей следует сдвинуть картинку (в этом примере — 27).</text:p>
      <text:h text:style-name="P17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7:29:20.877597478</meta:creation-date>
    <dc:date>2021-03-06T21:19:01.007416520</dc:date>
    <meta:editing-duration>P1DT58M39S</meta:editing-duration>
    <meta:editing-cycles>79</meta:editing-cycles>
    <meta:generator>LibreOffice/6.0.7.3$Linux_X86_64 LibreOffice_project/00m0$Build-3</meta:generator>
    <meta:document-statistic meta:table-count="4" meta:image-count="3" meta:object-count="0" meta:page-count="28" meta:paragraph-count="557" meta:word-count="8986" meta:character-count="65536" meta:non-whitespace-character-count="56911"/>
  </office:meta>
</office:document-meta>
</file>